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TimesNewRomanPSMT" svg:font-family="TimesNewRomanPSMT" style:font-family-generic="roman"/>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style>
    <style:style style:name="T32" style:parent-style-name="Fuentedepárrafopredeter." style:family="text">
      <style:text-properties fo:font-size="18pt" style:font-size-asian="18pt" style:font-size-complex="18pt"/>
    </style:style>
    <style:style style:name="T33" style:parent-style-name="Fuentedepárrafopredeter." style:family="text">
      <style:text-properties fo:font-weight="bold" style:font-weight-asian="bold" style:font-weight-complex="bold" fo:font-size="18pt" style:font-size-asian="18pt" style:font-size-complex="18pt"/>
    </style:style>
    <style:style style:name="P34" style:parent-style-name="Standard" style:family="paragraph">
      <style:paragraph-properties fo:text-align="center"/>
    </style:style>
    <style:style style:name="T35" style:parent-style-name="Fuentedepárrafopredeter." style:family="text">
      <style:text-properties fo:font-size="18pt" style:font-size-asian="18pt" style:font-size-complex="18pt"/>
    </style:style>
    <style:style style:name="T36" style:parent-style-name="Fuentedepárrafopredeter." style:family="text">
      <style:text-properties fo:font-weight="bold" style:font-weight-asian="bold" style:font-weight-complex="bold" fo:font-size="18pt" style:font-size-asian="18pt" style:font-size-complex="18pt"/>
    </style:style>
    <style:style style:name="P37" style:parent-style-name="Standard" style:family="paragraph">
      <style:paragraph-properties fo:text-align="center"/>
    </style:style>
    <style:style style:name="T38" style:parent-style-name="Fuentedepárrafopredeter." style:family="text">
      <style:text-properties fo:font-size="18pt" style:font-size-asian="18pt" style:font-size-complex="18pt"/>
    </style:style>
    <style:style style:name="T39" style:parent-style-name="Fuentedepárrafopredeter." style:family="text">
      <style:text-properties fo:font-weight="bold" style:font-weight-asian="bold" style:font-weight-complex="bold" fo:font-size="18pt" style:font-size-asian="18pt" style:font-size-complex="18pt"/>
    </style:style>
    <style:style style:name="P40" style:parent-style-name="Standard" style:family="paragraph">
      <style:paragraph-properties fo:text-align="center"/>
    </style:style>
    <style:style style:name="T41" style:parent-style-name="Fuentedepárrafopredeter." style:family="text">
      <style:text-properties fo:font-size="18pt" style:font-size-asian="18pt" style:font-size-complex="18pt"/>
    </style:style>
    <style:style style:name="T42" style:parent-style-name="Fuentedepárrafopredeter." style:family="text">
      <style:text-properties fo:font-weight="bold" style:font-weight-asian="bold" style:font-weight-complex="bold" fo:font-size="18pt" style:font-size-asian="18pt" style:font-size-complex="18pt"/>
    </style:style>
    <style:style style:name="P43" style:parent-style-name="Standard" style:family="paragraph">
      <style:paragraph-properties fo:text-align="center"/>
    </style:style>
    <style:style style:name="T44" style:parent-style-name="Fuentedepárrafopredeter." style:family="text">
      <style:text-properties fo:font-size="18pt" style:font-size-asian="18pt" style:font-size-complex="18pt"/>
    </style:style>
    <style:style style:name="T45" style:parent-style-name="Fuentedepárrafopredeter." style:family="text">
      <style:text-properties fo:font-weight="bold" style:font-weight-asian="bold" style:font-weight-complex="bold" fo:font-size="18pt" style:font-size-asian="18pt" style:font-size-complex="18pt"/>
    </style:style>
    <style:style style:name="P46" style:parent-style-name="Standard" style:family="paragraph">
      <style:paragraph-properties fo:text-align="center"/>
    </style:style>
    <style:style style:name="P47" style:parent-style-name="Título1" style:family="paragraph">
      <style:paragraph-properties fo:break-before="page"/>
    </style:style>
    <style:style style:name="P48" style:parent-style-name="Normal" style:family="paragraph">
      <style:paragraph-properties fo:widows="2" fo:orphans="2" style:vertical-align="auto" style:line-height-at-least="0.1979in"/>
      <style:text-properties fo:hyphenate="true"/>
    </style:style>
    <style:style style:name="T49" style:parent-style-name="Fuentedepárrafopredeter." style:family="text">
      <style:text-properties style:font-name="Times New Roman" style:font-name-complex="Times New Roman" fo:color="#000000"/>
    </style:style>
    <style:style style:name="T50" style:parent-style-name="Fuentedepárrafopredeter." style:family="text">
      <style:text-properties style:font-name="Times New Roman" style:font-name-complex="Times New Roman" fo:font-style="italic" style:font-style-asian="italic" style:font-style-complex="italic" fo:color="#000000"/>
    </style:style>
    <style:style style:name="T51" style:parent-style-name="Fuentedepárrafopredeter." style:family="text">
      <style:text-properties style:font-name="Times New Roman" style:font-name-complex="Times New Roman" fo:color="#000000"/>
    </style:style>
    <style:style style:name="P52" style:parent-style-name="Párrafodelista" style:family="paragraph">
      <style:paragraph-properties fo:widows="2" fo:orphans="2" style:vertical-align="auto" fo:margin-bottom="0.0833in" style:line-height-at-least="0.1979in" fo:margin-left="0.4958in" fo:text-indent="-0.2479in">
        <style:tab-stops/>
      </style:paragraph-properties>
      <style:text-properties style:font-name="Times New Roman" style:font-name-complex="Times New Roman" fo:color="#000000" fo:hyphenate="true"/>
    </style:style>
    <style:style style:name="P53" style:parent-style-name="Párrafodelista" style:family="paragraph">
      <style:paragraph-properties fo:widows="2" fo:orphans="2" fo:text-align="justify" style:vertical-align="auto" style:line-height-at-least="0.1979in"/>
      <style:text-properties style:font-name="Times New Roman" style:font-name-complex="Times New Roman" fo:color="#2F5496" fo:hyphenate="true"/>
    </style:style>
    <style:style style:name="P54" style:parent-style-name="Párrafodelista" style:family="paragraph">
      <style:paragraph-properties fo:widows="2" fo:orphans="2" fo:text-align="justify" style:vertical-align="auto" style:line-height-at-least="0.1979in"/>
      <style:text-properties style:font-name="Times New Roman" style:font-name-complex="Times New Roman" fo:color="#2F5496" fo:hyphenate="true"/>
    </style:style>
    <style:style style:name="P55" style:parent-style-name="Párrafodelista" style:family="paragraph">
      <style:paragraph-properties fo:widows="2" fo:orphans="2" fo:text-align="justify" style:vertical-align="auto" style:line-height-at-least="0.1979in"/>
      <style:text-properties fo:hyphenate="true"/>
    </style:style>
    <style:style style:name="T56" style:parent-style-name="Fuentedepárrafopredeter." style:family="text">
      <style:text-properties style:font-name="Times New Roman" style:font-name-complex="Times New Roman" fo:color="#2F5496"/>
    </style:style>
    <style:style style:name="P57" style:parent-style-name="Párrafodelista" style:family="paragraph">
      <style:paragraph-properties fo:widows="2" fo:orphans="2" style:vertical-align="auto" style:line-height-at-least="0.1979in" fo:margin-left="0.75in">
        <style:tab-stops/>
      </style:paragraph-properties>
      <style:text-properties style:font-name="Times New Roman" style:font-name-complex="Times New Roman" fo:color="#000000" fo:hyphenate="true"/>
    </style:style>
    <style:style style:name="P58" style:parent-style-name="Párrafodelista" style:family="paragraph">
      <style:paragraph-properties fo:widows="2" fo:orphans="2" style:vertical-align="auto" style:line-height-at-least="0.1979in"/>
      <style:text-properties fo:hyphenate="true"/>
    </style:style>
    <style:style style:name="T59" style:parent-style-name="Fuentedepárrafopredeter." style:family="text">
      <style:text-properties style:font-name="Times New Roman" style:font-name-complex="Times New Roman" fo:color="#000000"/>
    </style:style>
    <style:style style:name="T60" style:parent-style-name="Fuentedepárrafopredeter." style:family="text">
      <style:text-properties style:font-name="Times New Roman" style:font-name-complex="Times New Roman" fo:font-style="italic" style:font-style-asian="italic" style:font-style-complex="italic" fo:color="#000000"/>
    </style:style>
    <style:style style:name="T61" style:parent-style-name="Fuentedepárrafopredeter." style:family="text">
      <style:text-properties style:font-name="Times New Roman" style:font-name-complex="Times New Roman" fo:color="#000000"/>
    </style:style>
    <style:style style:name="P62" style:parent-style-name="UNED_Normal" style:family="paragraph">
      <style:text-properties style:font-name="Times New Roman" fo:color="#2F5496"/>
    </style:style>
    <style:style style:name="P63" style:parent-style-name="UNED_Normal" style:family="paragraph">
      <style:text-properties style:font-name="Times New Roman" fo:color="#2F5496"/>
    </style:style>
    <style:style style:name="P64" style:parent-style-name="UNED_Normal" style:family="paragraph"/>
    <style:style style:name="T65" style:parent-style-name="Fuentedepárrafopredeter." style:family="text">
      <style:text-properties style:font-name="Times New Roman" fo:color="#2F5496"/>
    </style:style>
    <style:style style:name="P66" style:parent-style-name="Párrafodelista" style:family="paragraph">
      <style:paragraph-properties fo:widows="2" fo:orphans="2" style:vertical-align="auto" style:line-height-at-least="0.1979in"/>
      <style:text-properties style:font-name="Times New Roman" style:font-name-complex="Times New Roman" fo:color="#000000" fo:hyphenate="true"/>
    </style:style>
    <style:style style:name="P67" style:parent-style-name="Párrafodelista" style:family="paragraph">
      <style:paragraph-properties fo:widows="2" fo:orphans="2" style:vertical-align="auto" fo:margin-bottom="0.0833in" style:line-height-at-least="0.1979in" fo:margin-left="0.4958in" fo:text-indent="-0.2479in">
        <style:tab-stops/>
      </style:paragraph-properties>
      <style:text-properties fo:hyphenate="true"/>
    </style:style>
    <style:style style:name="T68" style:parent-style-name="Fuentedepárrafopredeter." style:family="text">
      <style:text-properties style:font-name="Times New Roman" style:font-name-complex="Times New Roman" fo:color="#000000"/>
    </style:style>
    <style:style style:name="T69" style:parent-style-name="Fuentedepárrafopredeter." style:family="text">
      <style:text-properties style:font-name="Times New Roman" style:font-name-complex="Times New Roman" fo:font-style="italic" style:font-style-asian="italic" style:font-style-complex="italic" fo:color="#000000"/>
    </style:style>
    <style:style style:name="T70" style:parent-style-name="Fuentedepárrafopredeter." style:family="text">
      <style:text-properties style:font-name="Times New Roman" style:font-name-complex="Times New Roman" fo:color="#000000"/>
    </style:style>
    <style:style style:name="T71" style:parent-style-name="Fuentedepárrafopredeter." style:family="text">
      <style:text-properties style:font-name="Times New Roman" style:font-name-complex="Times New Roman" fo:color="#000000"/>
    </style:style>
    <style:style style:name="T72" style:parent-style-name="Fuentedepárrafopredeter." style:family="text">
      <style:text-properties style:font-name="Times New Roman" style:font-name-complex="Times New Roman" fo:font-style="italic" style:font-style-asian="italic" style:font-style-complex="italic" fo:color="#000000"/>
    </style:style>
    <style:style style:name="T73" style:parent-style-name="Fuentedepárrafopredeter." style:family="text">
      <style:text-properties style:font-name="Times New Roman" style:font-name-complex="Times New Roman" fo:color="#000000"/>
    </style:style>
    <style:style style:name="P74" style:parent-style-name="Párrafodelista" style:family="paragraph">
      <style:paragraph-properties fo:widows="2" fo:orphans="2" fo:text-align="justify" style:vertical-align="auto" style:line-height-at-least="0.1979in"/>
      <style:text-properties fo:hyphenate="true"/>
    </style:style>
    <style:style style:name="T75" style:parent-style-name="Fuentedepárrafopredeter." style:family="text">
      <style:text-properties style:font-name="Times New Roman" style:font-name-complex="Times New Roman" fo:color="#2F5496"/>
    </style:style>
    <style:style style:name="T76" style:parent-style-name="Fuentedepárrafopredeter." style:family="text">
      <style:text-properties style:font-name="Times New Roman" style:font-name-complex="Times New Roman" fo:font-weight="bold" style:font-weight-asian="bold" style:font-weight-complex="bold" fo:color="#2F5496"/>
    </style:style>
    <style:style style:name="T77" style:parent-style-name="Fuentedepárrafopredeter." style:family="text">
      <style:text-properties style:font-name="Times New Roman" style:font-name-complex="Times New Roman" fo:color="#2F5496"/>
    </style:style>
    <style:style style:name="T78" style:parent-style-name="Fuentedepárrafopredeter." style:family="text">
      <style:text-properties style:font-name="Times New Roman" style:font-name-complex="Times New Roman" fo:color="#2F5496"/>
    </style:style>
    <style:style style:name="P79" style:parent-style-name="Párrafodelista" style:family="paragraph">
      <style:paragraph-properties fo:widows="2" fo:orphans="2" fo:text-align="justify" style:vertical-align="auto" style:line-height-at-least="0.1979in"/>
      <style:text-properties fo:hyphenate="true"/>
    </style:style>
    <style:style style:name="T80" style:parent-style-name="Fuentedepárrafopredeter." style:family="text">
      <style:text-properties style:font-name="Times New Roman" style:font-name-complex="Times New Roman" fo:color="#2F5496"/>
    </style:style>
    <style:style style:name="T81" style:parent-style-name="Fuentedepárrafopredeter." style:family="text">
      <style:text-properties style:font-name="Times New Roman" style:font-name-complex="Times New Roman" fo:font-weight="bold" style:font-weight-asian="bold" style:font-weight-complex="bold" fo:color="#2F5496"/>
    </style:style>
    <style:style style:name="T82" style:parent-style-name="Fuentedepárrafopredeter." style:family="text">
      <style:text-properties style:font-name="Times New Roman" style:font-name-complex="Times New Roman" fo:color="#2F5496"/>
    </style:style>
    <style:style style:name="T83" style:parent-style-name="Fuentedepárrafopredeter." style:family="text">
      <style:text-properties style:font-name="Times New Roman" style:font-name-complex="Times New Roman" fo:color="#2F5496"/>
    </style:style>
    <style:style style:name="P84" style:parent-style-name="Párrafodelista" style:family="paragraph">
      <style:paragraph-properties fo:widows="2" fo:orphans="2" fo:text-align="justify" style:vertical-align="auto" style:line-height-at-least="0.1979in"/>
      <style:text-properties style:font-name="Times New Roman" style:font-name-complex="Times New Roman" fo:color="#2F5496" fo:hyphenate="true"/>
    </style:style>
    <style:style style:name="P85" style:parent-style-name="Párrafodelista" style:family="paragraph">
      <style:paragraph-properties fo:widows="2" fo:orphans="2" style:vertical-align="auto" style:line-height-at-least="0.1979in"/>
      <style:text-properties style:font-name="Times New Roman" style:font-name-complex="Times New Roman" fo:color="#000000" fo:hyphenate="true"/>
    </style:style>
    <style:style style:name="P86" style:parent-style-name="UNED_Normal" style:family="paragraph"/>
    <style:style style:name="T87" style:parent-style-name="Fuentedepárrafopredeter." style:family="text">
      <style:text-properties style:font-name="Times New Roman" fo:font-weight="bold" style:font-weight-asian="bold" style:font-weight-complex="bold" fo:color="#2F5496"/>
    </style:style>
    <style:style style:name="T88" style:parent-style-name="Fuentedepárrafopredeter." style:family="text">
      <style:text-properties style:font-name="Times New Roman" fo:color="#2F5496"/>
    </style:style>
    <style:style style:name="T89" style:parent-style-name="Fuentedepárrafopredeter." style:family="text">
      <style:text-properties style:font-name="Times New Roman" fo:color="#2F5496"/>
    </style:style>
    <style:style style:name="T90" style:parent-style-name="Fuentedepárrafopredeter." style:family="text">
      <style:text-properties style:font-name="Times New Roman" fo:color="#2F5496"/>
    </style:style>
    <style:style style:name="T91" style:parent-style-name="Fuentedepárrafopredeter." style:family="text">
      <style:text-properties style:font-name="Times New Roman" fo:color="#2F5496"/>
    </style:style>
    <style:style style:name="P92" style:parent-style-name="UNED_Normal" style:family="paragraph"/>
    <style:style style:name="T93" style:parent-style-name="Fuentedepárrafopredeter." style:family="text">
      <style:text-properties style:font-name="Times New Roman" fo:font-weight="bold" style:font-weight-asian="bold" style:font-weight-complex="bold" fo:color="#2F5496"/>
    </style:style>
    <style:style style:name="T94" style:parent-style-name="Fuentedepárrafopredeter." style:family="text">
      <style:text-properties style:font-name="Times New Roman" fo:color="#2F5496"/>
    </style:style>
    <style:style style:name="T95" style:parent-style-name="Fuentedepárrafopredeter." style:family="text">
      <style:text-properties style:font-name="Times New Roman" fo:color="#2F5496"/>
    </style:style>
    <style:style style:name="P96" style:parent-style-name="UNED_Normal" style:family="paragraph"/>
    <style:style style:name="T97" style:parent-style-name="Fuentedepárrafopredeter." style:family="text">
      <style:text-properties style:font-name="Times New Roman" fo:font-weight="bold" style:font-weight-asian="bold" style:font-weight-complex="bold" fo:color="#2F5496"/>
    </style:style>
    <style:style style:name="T98" style:parent-style-name="Fuentedepárrafopredeter." style:family="text">
      <style:text-properties style:font-name="Times New Roman" fo:color="#2F5496"/>
    </style:style>
    <style:style style:name="T99" style:parent-style-name="Fuentedepárrafopredeter." style:family="text">
      <style:text-properties style:font-name="Times New Roman" fo:color="#2F5496"/>
    </style:style>
    <style:style style:name="P100" style:parent-style-name="Normal" style:family="paragraph">
      <style:paragraph-properties fo:break-before="page"/>
      <style:text-properties style:font-name="Consolas" style:font-name-asian="Times New Roman" style:font-name-complex="Times New Roman" fo:color="#D4D4D4" style:letter-kerning="false" fo:font-size="8pt" style:font-size-asian="8pt" style:font-size-complex="8pt" style:language-asian="es" style:country-asian="ES" style:language-complex="ar" style:country-complex="SA" fo:hyphenate="true"/>
    </style:style>
    <style:style style:name="P101" style:parent-style-name="Título1" style:family="paragraph">
      <style:text-properties fo:language="en" fo:country="US"/>
    </style:style>
    <style:style style:name="TableColumn103" style:family="table-column">
      <style:table-column-properties style:column-width="7.2618in"/>
    </style:style>
    <style:style style:name="Table102" style:family="table">
      <style:table-properties style:width="7.2618in" fo:margin-left="0in" table:align="center"/>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107"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108" style:family="table-row">
      <style:table-row-properties/>
    </style:style>
    <style:style style:name="TableCell109"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110"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fo:hyphenate="true"/>
    </style:style>
    <style:style style:name="P111" style:parent-style-name="Normal" style:family="paragraph">
      <style:paragraph-properties fo:widows="2" fo:orphans="2" style:text-autospace="none" style:vertical-align="auto"/>
      <style:text-properties fo:hyphenate="true"/>
    </style:style>
    <style:style style:name="T11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15" style:parent-style-name="Normal" style:family="paragraph">
      <style:paragraph-properties fo:widows="2" fo:orphans="2" style:text-autospace="none" style:vertical-align="auto"/>
      <style:text-properties fo:hyphenate="true"/>
    </style:style>
    <style:style style:name="T11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17" style:parent-style-name="Normal" style:family="paragraph">
      <style:paragraph-properties fo:widows="2" fo:orphans="2" style:text-autospace="none" style:vertical-align="auto"/>
      <style:text-properties fo:hyphenate="true"/>
    </style:style>
    <style:style style:name="T11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19" style:parent-style-name="Normal" style:family="paragraph">
      <style:paragraph-properties fo:widows="2" fo:orphans="2" style:text-autospace="none" style:vertical-align="auto"/>
      <style:text-properties fo:hyphenate="true"/>
    </style:style>
    <style:style style:name="T12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21" style:parent-style-name="Normal" style:family="paragraph">
      <style:paragraph-properties fo:widows="2" fo:orphans="2" style:text-autospace="none" style:vertical-align="auto"/>
      <style:text-properties fo:hyphenate="true"/>
    </style:style>
    <style:style style:name="T12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23"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2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2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26" style:parent-style-name="Normal" style:family="paragraph">
      <style:paragraph-properties fo:widows="2" fo:orphans="2" style:text-autospace="none" style:vertical-align="auto"/>
      <style:text-properties fo:hyphenate="true"/>
    </style:style>
    <style:style style:name="T12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28"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2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30"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3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32" style:parent-style-name="Normal" style:family="paragraph">
      <style:paragraph-properties fo:widows="2" fo:orphans="2" style:text-autospace="none" style:vertical-align="auto"/>
      <style:text-properties fo:hyphenate="true"/>
    </style:style>
    <style:style style:name="T13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34"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3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36"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3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38" style:parent-style-name="Normal" style:family="paragraph">
      <style:paragraph-properties fo:widows="2" fo:orphans="2" style:text-autospace="none" style:vertical-align="auto"/>
      <style:text-properties fo:hyphenate="true"/>
    </style:style>
    <style:style style:name="T13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0"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4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2"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4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45" style:parent-style-name="Normal" style:family="paragraph">
      <style:paragraph-properties fo:widows="2" fo:orphans="2" style:text-autospace="none" style:vertical-align="auto"/>
      <style:text-properties fo:hyphenate="true"/>
    </style:style>
    <style:style style:name="T14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7"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4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49"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5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51" style:parent-style-name="Normal" style:family="paragraph">
      <style:paragraph-properties fo:widows="2" fo:orphans="2" style:text-autospace="none" style:vertical-align="auto"/>
      <style:text-properties fo:hyphenate="true"/>
    </style:style>
    <style:style style:name="T15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53"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5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55" style:parent-style-name="Fuentedepárrafopredeter." style:family="text">
      <style:text-properties style:font-name="Consolas" style:font-name-complex="Consolas" fo:color="#7F7F9F" style:letter-kerning="false" fo:font-size="8pt" style:font-size-asian="8pt" style:font-size-complex="8pt" style:language-complex="ar" style:country-complex="SA"/>
    </style:style>
    <style:style style:name="T15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57" style:parent-style-name="Normal" style:family="paragraph">
      <style:paragraph-properties fo:widows="2" fo:orphans="2" style:text-autospace="none" style:vertical-align="auto"/>
      <style:text-properties fo:hyphenate="true"/>
    </style:style>
    <style:style style:name="T15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59"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16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61" style:parent-style-name="Normal" style:family="paragraph">
      <style:paragraph-properties fo:widows="2" fo:orphans="2" style:text-autospace="none" style:vertical-align="auto"/>
      <style:text-properties fo:hyphenate="true"/>
    </style:style>
    <style:style style:name="T16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63" style:parent-style-name="Normal" style:family="paragraph">
      <style:paragraph-properties fo:widows="2" fo:orphans="2" style:text-autospace="none" style:vertical-align="auto"/>
      <style:text-properties fo:hyphenate="true"/>
    </style:style>
    <style:style style:name="T1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68" style:parent-style-name="Normal" style:family="paragraph">
      <style:paragraph-properties fo:widows="2" fo:orphans="2" style:text-autospace="none" style:vertical-align="auto"/>
      <style:text-properties fo:hyphenate="true"/>
    </style:style>
    <style:style style:name="T1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4"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76" style:parent-style-name="Normal" style:family="paragraph">
      <style:paragraph-properties fo:widows="2" fo:orphans="2" style:text-autospace="none" style:vertical-align="auto"/>
      <style:text-properties fo:hyphenate="true"/>
    </style:style>
    <style:style style:name="T1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8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85" style:parent-style-name="Normal" style:family="paragraph">
      <style:paragraph-properties fo:widows="2" fo:orphans="2" style:text-autospace="none" style:vertical-align="auto"/>
      <style:text-properties fo:hyphenate="true"/>
    </style:style>
    <style:style style:name="T1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8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88" style:parent-style-name="Normal" style:family="paragraph">
      <style:paragraph-properties fo:widows="2" fo:orphans="2" style:text-autospace="none" style:vertical-align="auto"/>
      <style:text-properties fo:hyphenate="true"/>
    </style:style>
    <style:style style:name="T18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90" style:parent-style-name="Normal" style:family="paragraph">
      <style:paragraph-properties fo:widows="2" fo:orphans="2" style:text-autospace="none" style:vertical-align="auto"/>
      <style:text-properties fo:hyphenate="true"/>
    </style:style>
    <style:style style:name="T19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92"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19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9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95" style:parent-style-name="Normal" style:family="paragraph">
      <style:paragraph-properties fo:widows="2" fo:orphans="2" style:text-autospace="none" style:vertical-align="auto"/>
      <style:text-properties fo:hyphenate="true"/>
    </style:style>
    <style:style style:name="T19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97" style:parent-style-name="Normal" style:family="paragraph">
      <style:paragraph-properties fo:widows="2" fo:orphans="2" style:text-autospace="none" style:vertical-align="auto"/>
      <style:text-properties fo:hyphenate="true"/>
    </style:style>
    <style:style style:name="T1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05" style:parent-style-name="Normal" style:family="paragraph">
      <style:paragraph-properties fo:widows="2" fo:orphans="2" style:text-autospace="none" style:vertical-align="auto"/>
      <style:text-properties fo:hyphenate="true"/>
    </style:style>
    <style:style style:name="T2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10" style:parent-style-name="Normal" style:family="paragraph">
      <style:paragraph-properties fo:widows="2" fo:orphans="2" style:text-autospace="none" style:vertical-align="auto"/>
      <style:text-properties fo:hyphenate="true"/>
    </style:style>
    <style:style style:name="T2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2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19" style:parent-style-name="Normal" style:family="paragraph">
      <style:paragraph-properties fo:widows="2" fo:orphans="2" style:text-autospace="none" style:vertical-align="auto"/>
      <style:text-properties fo:hyphenate="true"/>
    </style:style>
    <style:style style:name="T2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21" style:parent-style-name="Normal" style:family="paragraph">
      <style:paragraph-properties fo:widows="2" fo:orphans="2" style:text-autospace="none" style:vertical-align="auto"/>
      <style:text-properties fo:hyphenate="true"/>
    </style:style>
    <style:style style:name="P222" style:parent-style-name="Normal" style:family="paragraph">
      <style:paragraph-properties fo:widows="2" fo:orphans="2" style:text-autospace="none" style:vertical-align="auto"/>
      <style:text-properties fo:hyphenate="true"/>
    </style:style>
    <style:style style:name="T2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25" style:parent-style-name="Normal" style:family="paragraph">
      <style:paragraph-properties fo:widows="2" fo:orphans="2" style:text-autospace="none" style:vertical-align="auto"/>
      <style:text-properties fo:hyphenate="true"/>
    </style:style>
    <style:style style:name="T22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27" style:parent-style-name="Normal" style:family="paragraph">
      <style:paragraph-properties fo:widows="2" fo:orphans="2" style:text-autospace="none" style:vertical-align="auto"/>
      <style:text-properties fo:hyphenate="true"/>
    </style:style>
    <style:style style:name="T22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29" style:parent-style-name="Normal" style:family="paragraph">
      <style:paragraph-properties fo:widows="2" fo:orphans="2" style:text-autospace="none" style:vertical-align="auto"/>
      <style:text-properties fo:hyphenate="true"/>
    </style:style>
    <style:style style:name="T2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35" style:parent-style-name="Normal" style:family="paragraph">
      <style:paragraph-properties fo:widows="2" fo:orphans="2" style:text-autospace="none" style:vertical-align="auto"/>
      <style:text-properties fo:hyphenate="true"/>
    </style:style>
    <style:style style:name="T2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38"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2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0"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241"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2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43" style:parent-style-name="Normal" style:family="paragraph">
      <style:paragraph-properties fo:widows="2" fo:orphans="2" style:text-autospace="none" style:vertical-align="auto"/>
      <style:text-properties fo:hyphenate="true"/>
    </style:style>
    <style:style style:name="T2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4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46"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47" style:parent-style-name="Normal" style:family="paragraph">
      <style:paragraph-properties fo:widows="2" fo:orphans="2" style:text-autospace="none" style:vertical-align="auto"/>
      <style:text-properties fo:hyphenate="true"/>
    </style:style>
    <style:style style:name="T2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4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50" style:parent-style-name="Normal" style:family="paragraph">
      <style:paragraph-properties fo:widows="2" fo:orphans="2" style:text-autospace="none" style:vertical-align="auto"/>
      <style:text-properties fo:hyphenate="true"/>
    </style:style>
    <style:style style:name="T25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52" style:parent-style-name="Normal" style:family="paragraph">
      <style:paragraph-properties fo:widows="2" fo:orphans="2" style:text-autospace="none" style:vertical-align="auto"/>
      <style:text-properties fo:hyphenate="true"/>
    </style:style>
    <style:style style:name="T25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254"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T255"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fo:language="en" fo:country="US" style:language-complex="ar" style:country-complex="SA"/>
    </style:style>
    <style:style style:name="T256"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257" style:parent-style-name="Normal" style:family="paragraph">
      <style:paragraph-properties fo:widows="2" fo:orphans="2" style:text-autospace="none" style:vertical-align="auto"/>
      <style:text-properties fo:hyphenate="true"/>
    </style:style>
    <style:style style:name="T258"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259" style:parent-style-name="Normal" style:family="paragraph">
      <style:paragraph-properties fo:widows="2" fo:orphans="2" style:text-autospace="none" style:vertical-align="auto"/>
      <style:text-properties fo:hyphenate="true"/>
    </style:style>
    <style:style style:name="T2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6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6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67" style:parent-style-name="Normal" style:family="paragraph">
      <style:paragraph-properties fo:widows="2" fo:orphans="2" style:text-autospace="none" style:vertical-align="auto"/>
      <style:text-properties fo:hyphenate="true"/>
    </style:style>
    <style:style style:name="T2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74"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27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76" style:parent-style-name="Normal" style:family="paragraph">
      <style:paragraph-properties fo:widows="2" fo:orphans="2" style:text-autospace="none" style:vertical-align="auto"/>
      <style:text-properties fo:hyphenate="true"/>
    </style:style>
    <style:style style:name="T27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7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79" style:parent-style-name="Normal" style:family="paragraph">
      <style:paragraph-properties fo:widows="2" fo:orphans="2" style:text-autospace="none" style:vertical-align="auto"/>
      <style:text-properties fo:hyphenate="true"/>
    </style:style>
    <style:style style:name="T2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82" style:parent-style-name="Normal" style:family="paragraph">
      <style:paragraph-properties fo:widows="2" fo:orphans="2" style:text-autospace="none" style:vertical-align="auto"/>
      <style:text-properties fo:hyphenate="true"/>
    </style:style>
    <style:style style:name="T28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84" style:parent-style-name="Normal" style:family="paragraph">
      <style:paragraph-properties fo:widows="2" fo:orphans="2" style:text-autospace="none" style:vertical-align="auto"/>
      <style:text-properties fo:hyphenate="true"/>
    </style:style>
    <style:style style:name="T28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286"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28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88" style:parent-style-name="Normal" style:family="paragraph">
      <style:paragraph-properties fo:widows="2" fo:orphans="2" style:text-autospace="none" style:vertical-align="auto"/>
      <style:text-properties fo:hyphenate="true"/>
    </style:style>
    <style:style style:name="T28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290"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291" style:parent-style-name="Normal" style:family="paragraph">
      <style:paragraph-properties fo:widows="2" fo:orphans="2" style:text-autospace="none" style:vertical-align="auto"/>
      <style:text-properties fo:hyphenate="true"/>
    </style:style>
    <style:style style:name="T2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9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9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9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9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9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9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99" style:parent-style-name="Normal" style:family="paragraph">
      <style:paragraph-properties fo:widows="2" fo:orphans="2" style:text-autospace="none" style:vertical-align="auto"/>
      <style:text-properties fo:hyphenate="true"/>
    </style:style>
    <style:style style:name="T30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0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0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6"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07"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09" style:parent-style-name="Normal" style:family="paragraph">
      <style:paragraph-properties fo:widows="2" fo:orphans="2" style:text-autospace="none" style:vertical-align="auto"/>
      <style:text-properties fo:hyphenate="true"/>
    </style:style>
    <style:style style:name="T3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11"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12" style:parent-style-name="Normal" style:family="paragraph">
      <style:paragraph-properties fo:widows="2" fo:orphans="2" style:text-autospace="none" style:vertical-align="auto"/>
      <style:text-properties fo:hyphenate="true"/>
    </style:style>
    <style:style style:name="T3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15" style:parent-style-name="Normal" style:family="paragraph">
      <style:paragraph-properties fo:widows="2" fo:orphans="2" style:text-autospace="none" style:vertical-align="auto"/>
      <style:text-properties fo:hyphenate="true"/>
    </style:style>
    <style:style style:name="T31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17" style:parent-style-name="Normal" style:family="paragraph">
      <style:paragraph-properties fo:widows="2" fo:orphans="2" style:text-autospace="none" style:vertical-align="auto"/>
      <style:text-properties fo:hyphenate="true"/>
    </style:style>
    <style:style style:name="T31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19"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T320"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fo:language="en" fo:country="US" style:language-complex="ar" style:country-complex="SA"/>
    </style:style>
    <style:style style:name="T321"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322" style:parent-style-name="Normal" style:family="paragraph">
      <style:paragraph-properties fo:widows="2" fo:orphans="2" style:text-autospace="none" style:vertical-align="auto"/>
      <style:text-properties fo:hyphenate="true"/>
    </style:style>
    <style:style style:name="T323"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324" style:parent-style-name="Normal" style:family="paragraph">
      <style:paragraph-properties fo:widows="2" fo:orphans="2" style:text-autospace="none" style:vertical-align="auto"/>
      <style:text-properties fo:hyphenate="true"/>
    </style:style>
    <style:style style:name="T32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2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2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2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2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3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32" style:parent-style-name="Normal" style:family="paragraph">
      <style:paragraph-properties fo:widows="2" fo:orphans="2" style:text-autospace="none" style:vertical-align="auto"/>
      <style:text-properties fo:hyphenate="true"/>
    </style:style>
    <style:style style:name="T3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3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3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39"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40"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42" style:parent-style-name="Normal" style:family="paragraph">
      <style:paragraph-properties fo:widows="2" fo:orphans="2" style:text-autospace="none" style:vertical-align="auto"/>
      <style:text-properties fo:hyphenate="true"/>
    </style:style>
    <style:style style:name="T3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4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4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46" style:parent-style-name="Normal" style:family="paragraph">
      <style:paragraph-properties fo:widows="2" fo:orphans="2" style:text-autospace="none" style:vertical-align="auto"/>
      <style:text-properties fo:hyphenate="true"/>
    </style:style>
    <style:style style:name="T3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49" style:parent-style-name="Normal" style:family="paragraph">
      <style:paragraph-properties fo:widows="2" fo:orphans="2" style:text-autospace="none" style:vertical-align="auto"/>
      <style:text-properties fo:hyphenate="true"/>
    </style:style>
    <style:style style:name="T35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51" style:parent-style-name="Normal" style:family="paragraph">
      <style:paragraph-properties fo:widows="2" fo:orphans="2" style:text-autospace="none" style:vertical-align="auto"/>
      <style:text-properties fo:hyphenate="true"/>
    </style:style>
    <style:style style:name="T35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53"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354" style:parent-style-name="Normal" style:family="paragraph">
      <style:paragraph-properties fo:widows="2" fo:orphans="2" style:text-autospace="none" style:vertical-align="auto"/>
      <style:text-properties fo:hyphenate="true"/>
    </style:style>
    <style:style style:name="T35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5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5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60" style:parent-style-name="Normal" style:family="paragraph">
      <style:paragraph-properties fo:widows="2" fo:orphans="2" style:text-autospace="none" style:vertical-align="auto"/>
      <style:text-properties fo:hyphenate="true"/>
    </style:style>
    <style:style style:name="T36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36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5"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366"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P367" style:parent-style-name="Normal" style:family="paragraph">
      <style:paragraph-properties fo:widows="2" fo:orphans="2" style:text-autospace="none" style:vertical-align="auto"/>
      <style:text-properties fo:hyphenate="true"/>
    </style:style>
    <style:style style:name="T36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6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72"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73"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3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75" style:parent-style-name="Normal" style:family="paragraph">
      <style:paragraph-properties fo:widows="2" fo:orphans="2" style:text-autospace="none" style:vertical-align="auto"/>
      <style:text-properties fo:hyphenate="true"/>
    </style:style>
    <style:style style:name="T37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7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78" style:parent-style-name="Normal" style:family="paragraph">
      <style:paragraph-properties fo:widows="2" fo:orphans="2" style:text-autospace="none" style:vertical-align="auto"/>
      <style:text-properties fo:hyphenate="true"/>
    </style:style>
    <style:style style:name="T3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8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81" style:parent-style-name="Normal" style:family="paragraph">
      <style:paragraph-properties fo:widows="2" fo:orphans="2" style:text-autospace="none" style:vertical-align="auto"/>
      <style:text-properties fo:hyphenate="true"/>
    </style:style>
    <style:style style:name="T38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83" style:parent-style-name="Normal" style:family="paragraph">
      <style:paragraph-properties fo:widows="2" fo:orphans="2" style:text-autospace="none" style:vertical-align="auto"/>
      <style:text-properties fo:hyphenate="true"/>
    </style:style>
    <style:style style:name="T38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85"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38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87" style:parent-style-name="Normal" style:family="paragraph">
      <style:paragraph-properties fo:widows="2" fo:orphans="2" style:text-autospace="none" style:vertical-align="auto"/>
      <style:text-properties fo:hyphenate="true"/>
    </style:style>
    <style:style style:name="T388"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89"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style:language-complex="ar" style:country-complex="SA"/>
    </style:style>
    <style:style style:name="T39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91" style:parent-style-name="Normal" style:family="paragraph">
      <style:paragraph-properties fo:widows="2" fo:orphans="2" style:text-autospace="none" style:vertical-align="auto"/>
      <style:text-properties fo:hyphenate="true"/>
    </style:style>
    <style:style style:name="T392" style:parent-style-name="Fuentedepárrafopredeter." style:family="text">
      <style:text-properties style:font-name="Consolas" style:font-name-asian="Times New Roman" style:font-name-complex="Times New Roman" fo:color="#008000" style:letter-kerning="false" fo:font-size="8pt" style:font-size-asian="8pt" style:font-size-complex="8pt" style:language-asian="es" style:country-asian="ES" style:language-complex="ar" style:country-complex="SA"/>
    </style:style>
    <style:style style:name="T39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94" style:parent-style-name="Normal" style:family="paragraph">
      <style:paragraph-properties fo:widows="2" fo:orphans="2" style:text-autospace="none" style:vertical-align="auto"/>
      <style:text-properties fo:hyphenate="true"/>
    </style:style>
    <style:style style:name="T3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9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3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05" style:parent-style-name="Normal" style:family="paragraph">
      <style:paragraph-properties fo:widows="2" fo:orphans="2" style:text-autospace="none" style:vertical-align="auto"/>
      <style:text-properties fo:hyphenate="true"/>
    </style:style>
    <style:style style:name="T4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0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0"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4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14" style:parent-style-name="Normal" style:family="paragraph">
      <style:paragraph-properties fo:widows="2" fo:orphans="2" style:text-autospace="none" style:vertical-align="auto"/>
      <style:text-properties fo:hyphenate="true"/>
    </style:style>
    <style:style style:name="T4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1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20" style:parent-style-name="Normal" style:family="paragraph">
      <style:paragraph-properties fo:widows="2" fo:orphans="2" style:text-autospace="none" style:vertical-align="auto"/>
      <style:text-properties fo:hyphenate="true"/>
    </style:style>
    <style:style style:name="T4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2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27"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42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29" style:parent-style-name="Normal" style:family="paragraph">
      <style:paragraph-properties fo:widows="2" fo:orphans="2" style:text-autospace="none" style:vertical-align="auto"/>
      <style:text-properties fo:hyphenate="true"/>
    </style:style>
    <style:style style:name="T43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3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36" style:parent-style-name="Normal" style:family="paragraph">
      <style:paragraph-properties fo:widows="2" fo:orphans="2" style:text-autospace="none" style:vertical-align="auto"/>
      <style:text-properties fo:hyphenate="true"/>
    </style:style>
    <style:style style:name="T43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4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44" style:parent-style-name="Normal" style:family="paragraph">
      <style:paragraph-properties fo:widows="2" fo:orphans="2" style:text-autospace="none" style:vertical-align="auto"/>
      <style:text-properties fo:hyphenate="true"/>
    </style:style>
    <style:style style:name="T4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0"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style:language-complex="ar" style:country-complex="SA"/>
    </style:style>
    <style:style style:name="T4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2" style:parent-style-name="Fuentedepárrafopredeter." style:family="text">
      <style:text-properties style:font-name="Consolas" style:font-name-complex="Consolas" fo:color="#2A00FF" style:letter-kerning="false" fo:font-size="8pt" style:font-size-asian="8pt" style:font-size-complex="8pt" style:language-complex="ar" style:country-complex="SA"/>
    </style:style>
    <style:style style:name="T4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54" style:parent-style-name="Normal" style:family="paragraph">
      <style:paragraph-properties fo:widows="2" fo:orphans="2" style:text-autospace="none" style:vertical-align="auto"/>
      <style:text-properties fo:hyphenate="true"/>
    </style:style>
    <style:style style:name="T455" style:parent-style-name="Fuentedepárrafopredeter." style:family="text">
      <style:text-properties style:font-name="Consolas" style:font-name-asian="Times New Roman" style:font-name-complex="Times New Roman" fo:color="#008000" style:letter-kerning="false" fo:font-size="8pt" style:font-size-asian="8pt" style:font-size-complex="8pt" style:language-asian="es" style:country-asian="ES" style:language-complex="ar" style:country-complex="SA"/>
    </style:style>
    <style:style style:name="T45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63" style:parent-style-name="Normal" style:family="paragraph">
      <style:paragraph-properties fo:widows="2" fo:orphans="2" style:text-autospace="none" style:vertical-align="auto"/>
      <style:text-properties fo:hyphenate="true"/>
    </style:style>
    <style:style style:name="T46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6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6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70" style:parent-style-name="Normal" style:family="paragraph">
      <style:paragraph-properties fo:widows="2" fo:orphans="2" style:text-autospace="none" style:vertical-align="auto"/>
      <style:text-properties fo:hyphenate="true"/>
    </style:style>
    <style:style style:name="T47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7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78" style:parent-style-name="Normal" style:family="paragraph">
      <style:paragraph-properties fo:widows="2" fo:orphans="2" style:text-autospace="none" style:vertical-align="auto"/>
      <style:text-properties fo:hyphenate="true"/>
    </style:style>
    <style:style style:name="T47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4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6"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48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88" style:parent-style-name="Normal" style:family="paragraph">
      <style:paragraph-properties fo:widows="2" fo:orphans="2" style:text-autospace="none" style:vertical-align="auto"/>
      <style:text-properties fo:hyphenate="true"/>
    </style:style>
    <style:style style:name="T4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9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96" style:parent-style-name="Normal" style:family="paragraph">
      <style:paragraph-properties fo:widows="2" fo:orphans="2" style:text-autospace="none" style:vertical-align="auto"/>
      <style:text-properties fo:hyphenate="true"/>
    </style:style>
    <style:style style:name="T49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03" style:parent-style-name="Normal" style:family="paragraph">
      <style:paragraph-properties fo:widows="2" fo:orphans="2" style:text-autospace="none" style:vertical-align="auto"/>
      <style:text-properties fo:hyphenate="true"/>
    </style:style>
    <style:style style:name="T50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0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1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11" style:parent-style-name="Normal" style:family="paragraph">
      <style:paragraph-properties fo:widows="2" fo:orphans="2" style:text-autospace="none" style:vertical-align="auto"/>
      <style:text-properties fo:hyphenate="true"/>
    </style:style>
    <style:style style:name="T51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7"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51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19"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52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21" style:parent-style-name="Normal" style:family="paragraph">
      <style:paragraph-properties fo:widows="2" fo:orphans="2" style:text-autospace="none" style:vertical-align="auto"/>
      <style:text-properties fo:hyphenate="true"/>
    </style:style>
    <style:style style:name="T522" style:parent-style-name="Fuentedepárrafopredeter." style:family="text">
      <style:text-properties style:font-name="Consolas" style:font-name-asian="Times New Roman" style:font-name-complex="Times New Roman" fo:color="#008000" style:letter-kerning="false" fo:font-size="8pt" style:font-size-asian="8pt" style:font-size-complex="8pt" style:language-asian="es" style:country-asian="ES" style:language-complex="ar" style:country-complex="SA"/>
    </style:style>
    <style:style style:name="P523" style:parent-style-name="Normal" style:family="paragraph">
      <style:paragraph-properties fo:text-align="justify"/>
      <style:text-properties fo:color="#000000" fo:font-size="9pt" style:font-size-asian="9pt" style:font-size-complex="9pt"/>
    </style:style>
    <style:style style:name="P524" style:parent-style-name="Párrafodelista" style:family="paragraph">
      <style:text-properties fo:font-size="9pt" style:font-size-asian="9pt" style:font-size-complex="9pt"/>
    </style:style>
    <style:style style:name="P525" style:parent-style-name="Párrafodelista" style:family="paragraph">
      <style:paragraph-properties fo:text-align="justify"/>
      <style:text-properties fo:font-size="9pt" style:font-size-asian="9pt" style:font-size-complex="9pt"/>
    </style:style>
    <style:style style:name="P526" style:parent-style-name="Párrafodelista" style:family="paragraph">
      <style:paragraph-properties fo:text-align="justify"/>
      <style:text-properties fo:font-size="9pt" style:font-size-asian="9pt" style:font-size-complex="9pt"/>
    </style:style>
    <style:style style:name="P527" style:parent-style-name="Párrafodelista" style:family="paragraph">
      <style:paragraph-properties fo:text-align="justify"/>
      <style:text-properties fo:font-size="9pt" style:font-size-asian="9pt" style:font-size-complex="9pt"/>
    </style:style>
    <style:style style:name="T52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2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3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3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3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3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35" style:parent-style-name="Normal" style:family="paragraph">
      <style:paragraph-properties fo:widows="2" fo:orphans="2" style:text-autospace="none" style:vertical-align="auto"/>
      <style:text-properties fo:hyphenate="true"/>
    </style:style>
    <style:style style:name="T53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3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3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4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4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42" style:parent-style-name="Normal" style:family="paragraph">
      <style:paragraph-properties fo:widows="2" fo:orphans="2" style:text-autospace="none" style:vertical-align="auto"/>
      <style:text-properties fo:hyphenate="true"/>
    </style:style>
    <style:style style:name="T54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4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4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4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4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4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4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50" style:parent-style-name="Normal" style:family="paragraph">
      <style:paragraph-properties fo:widows="2" fo:orphans="2" style:text-autospace="none" style:vertical-align="auto"/>
      <style:text-properties fo:hyphenate="true"/>
    </style:style>
    <style:style style:name="T55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5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5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5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5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56" style:parent-style-name="Fuentedepárrafopredeter." style:family="text">
      <style:text-properties style:font-name="Consolas" style:font-name-complex="Consolas" fo:color="#0000C0" style:letter-kerning="false" fo:font-size="8pt" style:font-size-asian="8pt" style:font-size-complex="8pt" fo:language="en" fo:country="US" style:language-complex="ar" style:country-complex="SA"/>
    </style:style>
    <style:style style:name="T5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58" style:parent-style-name="Normal" style:family="paragraph">
      <style:paragraph-properties fo:widows="2" fo:orphans="2" style:text-autospace="none" style:vertical-align="auto"/>
      <style:text-properties fo:hyphenate="true"/>
    </style:style>
    <style:style style:name="T5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6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6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6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6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66" style:parent-style-name="Normal" style:family="paragraph">
      <style:paragraph-properties fo:widows="2" fo:orphans="2" style:text-autospace="none" style:vertical-align="auto"/>
      <style:text-properties fo:hyphenate="true"/>
    </style:style>
    <style:style style:name="T56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6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73" style:parent-style-name="Normal" style:family="paragraph">
      <style:paragraph-properties fo:widows="2" fo:orphans="2" style:text-autospace="none" style:vertical-align="auto"/>
      <style:text-properties fo:hyphenate="true"/>
    </style:style>
    <style:style style:name="T5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79" style:parent-style-name="Fuentedepárrafopredeter." style:family="text">
      <style:text-properties style:font-name="Consolas" style:font-name-complex="Consolas" fo:color="#0000C0" style:letter-kerning="false" fo:font-size="8pt" style:font-size-asian="8pt" style:font-size-complex="8pt" fo:language="en" fo:country="US" style:language-complex="ar" style:country-complex="SA"/>
    </style:style>
    <style:style style:name="T5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81" style:parent-style-name="Normal" style:family="paragraph">
      <style:paragraph-properties fo:widows="2" fo:orphans="2" style:text-autospace="none" style:vertical-align="auto"/>
      <style:text-properties fo:hyphenate="true"/>
    </style:style>
    <style:style style:name="T58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8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58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89" style:parent-style-name="Normal" style:family="paragraph">
      <style:paragraph-properties fo:widows="2" fo:orphans="2" style:text-autospace="none" style:vertical-align="auto"/>
      <style:text-properties fo:hyphenate="true"/>
    </style:style>
    <style:style style:name="T5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94" style:parent-style-name="Normal" style:family="paragraph">
      <style:paragraph-properties fo:widows="2" fo:orphans="2" style:text-autospace="none" style:vertical-align="auto"/>
      <style:text-properties fo:hyphenate="true"/>
    </style:style>
    <style:style style:name="T59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59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598" style:parent-style-name="Normal" style:family="paragraph">
      <style:paragraph-properties fo:widows="2" fo:orphans="2" style:text-autospace="none" style:vertical-align="auto"/>
      <style:text-properties fo:hyphenate="true"/>
    </style:style>
    <style:style style:name="T59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0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0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07" style:parent-style-name="Normal" style:family="paragraph">
      <style:paragraph-properties fo:widows="2" fo:orphans="2" style:text-autospace="none" style:vertical-align="auto"/>
      <style:text-properties fo:hyphenate="true"/>
    </style:style>
    <style:style style:name="T6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0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1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6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14" style:parent-style-name="Normal" style:family="paragraph">
      <style:paragraph-properties fo:widows="2" fo:orphans="2" style:text-autospace="none" style:vertical-align="auto"/>
      <style:text-properties fo:hyphenate="true"/>
    </style:style>
    <style:style style:name="T6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1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18" style:parent-style-name="Normal" style:family="paragraph">
      <style:paragraph-properties fo:widows="2" fo:orphans="2" style:text-autospace="none" style:vertical-align="auto"/>
      <style:text-properties fo:hyphenate="true"/>
    </style:style>
    <style:style style:name="T6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21" style:parent-style-name="Normal" style:family="paragraph">
      <style:paragraph-properties fo:widows="2" fo:orphans="2" style:text-autospace="none" style:vertical-align="auto"/>
      <style:text-properties fo:hyphenate="true"/>
    </style:style>
    <style:style style:name="T6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2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2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62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28" style:parent-style-name="Normal" style:family="paragraph">
      <style:paragraph-properties fo:widows="2" fo:orphans="2" style:text-autospace="none" style:vertical-align="auto"/>
      <style:text-properties fo:hyphenate="true"/>
    </style:style>
    <style:style style:name="T6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30" style:parent-style-name="Normal" style:family="paragraph">
      <style:paragraph-properties fo:widows="2" fo:orphans="2" style:text-autospace="none" style:vertical-align="auto"/>
      <style:text-properties fo:hyphenate="true"/>
    </style:style>
    <style:style style:name="T63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32" style:parent-style-name="Normal" style:family="paragraph">
      <style:paragraph-properties fo:widows="2" fo:orphans="2" style:vertical-align="auto" style:line-height-at-least="0.1979in"/>
      <style:text-properties style:font-name="Consolas" style:font-name-asian="Times New Roman" style:font-name-complex="Times New Roman" fo:color="#D4D4D4" style:letter-kerning="false" fo:font-size="8pt" style:font-size-asian="8pt" style:font-size-complex="8pt" style:language-asian="es" style:country-asian="ES" style:language-complex="ar" style:country-complex="SA" fo:hyphenate="true"/>
    </style:style>
    <style:style style:name="TableColumn634" style:family="table-column">
      <style:table-column-properties style:column-width="7.2618in"/>
    </style:style>
    <style:style style:name="Table633" style:family="table">
      <style:table-properties style:width="7.2618in" fo:margin-left="0in" table:align="center"/>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638"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639" style:family="table-row">
      <style:table-row-properties/>
    </style:style>
    <style:style style:name="TableCell640"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641" style:parent-style-name="Normal" style:family="paragraph">
      <style:paragraph-properties fo:widows="2" fo:orphans="2" style:text-autospace="none" style:vertical-align="auto"/>
      <style:text-properties fo:hyphenate="true"/>
    </style:style>
    <style:style style:name="T642" style:parent-style-name="Fuentedepárrafopredeter." style:family="text">
      <style:text-properties style:font-name="Consolas" style:font-name-complex="Consolas" fo:color="#000000" style:letter-kerning="false" fo:font-size="8pt" style:font-size-asian="8pt" style:font-size-complex="8pt" style:language-asian="es" style:country-asian="ES" style:language-complex="ar" style:country-complex="SA"/>
    </style:style>
    <style:style style:name="P643" style:parent-style-name="Normal" style:family="paragraph">
      <style:paragraph-properties fo:text-align="justify"/>
      <style:text-properties fo:color="#000000" fo:font-size="9pt" style:font-size-asian="9pt" style:font-size-complex="9pt"/>
    </style:style>
    <style:style style:name="T64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4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46"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647" style:parent-style-name="Normal" style:family="paragraph">
      <style:paragraph-properties fo:widows="2" fo:orphans="2" style:text-autospace="none" style:vertical-align="auto"/>
      <style:text-properties fo:hyphenate="true"/>
    </style:style>
    <style:style style:name="T64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4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5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52"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653" style:parent-style-name="Normal" style:family="paragraph">
      <style:paragraph-properties fo:widows="2" fo:orphans="2" style:text-autospace="none" style:vertical-align="auto"/>
      <style:text-properties fo:hyphenate="true"/>
    </style:style>
    <style:style style:name="T654" style:parent-style-name="Fuentedepárrafopredeter." style:family="text">
      <style:text-properties style:font-name="Consolas" style:font-name-complex="Consolas" fo:color="#000000" style:letter-kerning="false" fo:font-size="8pt" style:font-size-asian="8pt" style:font-size-complex="8pt" style:language-asian="es" style:country-asian="ES" style:language-complex="ar" style:country-complex="SA"/>
    </style:style>
    <style:style style:name="T655" style:parent-style-name="Fuentedepárrafopredeter." style:family="text">
      <style:text-properties style:font-name="Consolas" style:font-name-complex="Consolas" fo:color="#000000" style:letter-kerning="false" fo:font-size="8pt" style:font-size-asian="8pt" style:font-size-complex="8pt" style:language-asian="es" style:country-asian="ES" style:language-complex="ar" style:country-complex="SA"/>
    </style:style>
    <style:style style:name="T65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5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6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63"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66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6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66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667" style:parent-style-name="Normal" style:family="paragraph">
      <style:paragraph-properties fo:widows="2" fo:orphans="2" style:text-autospace="none" style:vertical-align="auto"/>
      <style:text-properties fo:hyphenate="true"/>
    </style:style>
    <style:style style:name="T6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6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6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1"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7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7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7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75" style:parent-style-name="Normal" style:family="paragraph">
      <style:paragraph-properties fo:widows="2" fo:orphans="2" style:text-autospace="none" style:vertical-align="auto"/>
      <style:text-properties fo:hyphenate="true"/>
    </style:style>
    <style:style style:name="T676"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P677" style:parent-style-name="Normal" style:family="paragraph">
      <style:paragraph-properties fo:text-align="justify"/>
      <style:text-properties fo:color="#000000" fo:font-size="9pt" style:font-size-asian="9pt" style:font-size-complex="9pt"/>
    </style:style>
    <style:style style:name="T678"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T6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81" style:parent-style-name="Normal" style:family="paragraph">
      <style:paragraph-properties fo:widows="2" fo:orphans="2" style:text-autospace="none" style:vertical-align="auto"/>
      <style:text-properties fo:hyphenate="true"/>
    </style:style>
    <style:style style:name="T682"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T68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6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89"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P690" style:parent-style-name="Normal" style:family="paragraph">
      <style:paragraph-properties fo:widows="2" fo:orphans="2" style:text-autospace="none" style:vertical-align="auto"/>
      <style:text-properties fo:hyphenate="true"/>
    </style:style>
    <style:style style:name="T69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3"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6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5"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696" style:parent-style-name="Normal" style:family="paragraph">
      <style:paragraph-properties fo:widows="2" fo:orphans="2" style:text-autospace="none" style:vertical-align="auto"/>
      <style:text-properties fo:hyphenate="true"/>
    </style:style>
    <style:style style:name="T697"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T69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6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00" style:parent-style-name="Normal" style:family="paragraph">
      <style:paragraph-properties fo:widows="2" fo:orphans="2" style:text-autospace="none" style:vertical-align="auto"/>
      <style:text-properties fo:hyphenate="true"/>
    </style:style>
    <style:style style:name="T701"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P702" style:parent-style-name="Normal" style:family="paragraph">
      <style:paragraph-properties fo:text-align="justify"/>
      <style:text-properties fo:color="#000000" fo:font-size="9pt" style:font-size-asian="9pt" style:font-size-complex="9pt"/>
    </style:style>
    <style:style style:name="T7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7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7"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09"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11" style:parent-style-name="Normal" style:family="paragraph">
      <style:paragraph-properties fo:widows="2" fo:orphans="2" style:text-autospace="none" style:vertical-align="auto"/>
      <style:text-properties fo:hyphenate="true"/>
    </style:style>
    <style:style style:name="T7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5"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7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17" style:parent-style-name="Normal" style:family="paragraph">
      <style:paragraph-properties fo:widows="2" fo:orphans="2" style:text-autospace="none" style:vertical-align="auto"/>
      <style:text-properties fo:hyphenate="true"/>
    </style:style>
    <style:style style:name="T7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72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22"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fo:language="en" fo:country="US" style:language-complex="ar" style:country-complex="SA"/>
    </style:style>
    <style:style style:name="T72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24" style:parent-style-name="Normal" style:family="paragraph">
      <style:paragraph-properties fo:widows="2" fo:orphans="2" style:text-autospace="none" style:vertical-align="auto"/>
      <style:text-properties fo:hyphenate="true"/>
    </style:style>
    <style:style style:name="T725" style:parent-style-name="Fuentedepárrafopredeter." style:family="text">
      <style:text-properties style:font-name="Consolas" style:font-name-asian="Times New Roman" style:font-name-complex="Times New Roman" fo:color="#000000" style:letter-kerning="false" fo:font-size="8pt" style:font-size-asian="8pt" style:font-size-complex="8pt" style:language-asian="es" style:country-asian="ES" style:language-complex="ar" style:country-complex="SA"/>
    </style:style>
    <style:style style:name="T72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2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2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29"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73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31"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3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33" style:parent-style-name="Normal" style:family="paragraph">
      <style:paragraph-properties fo:widows="2" fo:orphans="2" style:text-autospace="none" style:vertical-align="auto"/>
      <style:text-properties fo:hyphenate="true"/>
    </style:style>
    <style:style style:name="T73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37" style:parent-style-name="Normal" style:family="paragraph">
      <style:paragraph-properties fo:widows="2" fo:orphans="2" style:text-autospace="none" style:vertical-align="auto"/>
      <style:text-properties fo:hyphenate="true"/>
    </style:style>
    <style:style style:name="T73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39" style:parent-style-name="Normal" style:family="paragraph">
      <style:paragraph-properties fo:widows="2" fo:orphans="2" style:text-autospace="none" style:vertical-align="auto"/>
      <style:text-properties fo:hyphenate="true"/>
    </style:style>
    <style:style style:name="T74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41" style:parent-style-name="Normal" style:family="paragraph">
      <style:paragraph-properties fo:widows="2" fo:orphans="2" style:text-autospace="none" style:vertical-align="auto"/>
      <style:text-properties fo:font-size="8pt" style:font-size-asian="8pt" style:font-size-complex="8pt" fo:hyphenate="true"/>
    </style:style>
    <style:style style:name="P742" style:parent-style-name="Normal" style:family="paragraph">
      <style:text-properties style:font-name-complex="Mangal" style:font-size-complex="10.5pt"/>
    </style:style>
    <style:style style:name="TableColumn744" style:family="table-column">
      <style:table-column-properties style:column-width="7.2618in"/>
    </style:style>
    <style:style style:name="Table743" style:family="table">
      <style:table-properties style:width="7.2618in" fo:margin-left="0in" table:align="center"/>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748"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749" style:family="table-row">
      <style:table-row-properties/>
    </style:style>
    <style:style style:name="TableCell750"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751" style:parent-style-name="Normal" style:family="paragraph">
      <style:paragraph-properties fo:widows="2" fo:orphans="2" style:text-autospace="none" style:vertical-align="auto"/>
      <style:text-properties fo:hyphenate="true"/>
    </style:style>
    <style:style style:name="T75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5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5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755" style:parent-style-name="Normal" style:family="paragraph">
      <style:paragraph-properties fo:widows="2" fo:orphans="2" style:text-autospace="none" style:vertical-align="auto"/>
      <style:text-properties fo:hyphenate="true"/>
    </style:style>
    <style:style style:name="T75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5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6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62" style:parent-style-name="Normal" style:family="paragraph">
      <style:paragraph-properties fo:widows="2" fo:orphans="2" style:text-autospace="none" style:vertical-align="auto"/>
      <style:text-properties fo:hyphenate="true"/>
    </style:style>
    <style:style style:name="T76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64" style:parent-style-name="Normal" style:family="paragraph">
      <style:paragraph-properties fo:widows="2" fo:orphans="2" style:text-autospace="none" style:vertical-align="auto"/>
      <style:text-properties fo:hyphenate="true"/>
    </style:style>
    <style:style style:name="T76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6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6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6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70" style:parent-style-name="Normal" style:family="paragraph">
      <style:paragraph-properties fo:widows="2" fo:orphans="2" style:text-autospace="none" style:vertical-align="auto"/>
      <style:text-properties fo:hyphenate="true"/>
    </style:style>
    <style:style style:name="T77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7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5"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77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77" style:parent-style-name="Normal" style:family="paragraph">
      <style:paragraph-properties fo:widows="2" fo:orphans="2" style:text-autospace="none" style:vertical-align="auto"/>
      <style:text-properties fo:hyphenate="true"/>
    </style:style>
    <style:style style:name="T7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80" style:parent-style-name="Normal" style:family="paragraph">
      <style:paragraph-properties fo:widows="2" fo:orphans="2" style:text-autospace="none" style:vertical-align="auto"/>
      <style:text-properties fo:hyphenate="true"/>
    </style:style>
    <style:style style:name="T78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782" style:parent-style-name="Normal" style:family="paragraph">
      <style:paragraph-properties fo:widows="2" fo:orphans="2" style:text-autospace="none" style:vertical-align="auto"/>
      <style:text-properties fo:font-size="8pt" style:font-size-asian="8pt" style:font-size-complex="8pt" fo:hyphenate="true"/>
    </style:style>
    <style:style style:name="P783" style:parent-style-name="Normal" style:family="paragraph">
      <style:text-properties style:font-name-complex="Mangal" style:font-size-complex="10.5pt"/>
    </style:style>
    <style:style style:name="TableColumn785" style:family="table-column">
      <style:table-column-properties style:column-width="7.2618in"/>
    </style:style>
    <style:style style:name="Table784" style:family="table">
      <style:table-properties style:width="7.2618in" fo:margin-left="0in" table:align="center"/>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789"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790" style:family="table-row">
      <style:table-row-properties/>
    </style:style>
    <style:style style:name="TableCell791"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792" style:parent-style-name="Normal" style:family="paragraph">
      <style:paragraph-properties fo:widows="2" fo:orphans="2" style:text-autospace="none" style:vertical-align="auto"/>
      <style:text-properties fo:hyphenate="true"/>
    </style:style>
    <style:style style:name="T79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9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9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796" style:parent-style-name="Normal" style:family="paragraph">
      <style:paragraph-properties fo:widows="2" fo:orphans="2" style:text-autospace="none" style:vertical-align="auto"/>
      <style:text-properties fo:hyphenate="true"/>
    </style:style>
    <style:style style:name="T79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9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9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0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03" style:parent-style-name="Normal" style:family="paragraph">
      <style:paragraph-properties fo:widows="2" fo:orphans="2" style:text-autospace="none" style:vertical-align="auto"/>
      <style:text-properties fo:hyphenate="true"/>
    </style:style>
    <style:style style:name="T80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05" style:parent-style-name="Normal" style:family="paragraph">
      <style:paragraph-properties fo:widows="2" fo:orphans="2" style:text-autospace="none" style:vertical-align="auto"/>
      <style:text-properties fo:hyphenate="true"/>
    </style:style>
    <style:style style:name="T80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0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0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81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11" style:parent-style-name="Normal" style:family="paragraph">
      <style:paragraph-properties fo:widows="2" fo:orphans="2" style:text-autospace="none" style:vertical-align="auto"/>
      <style:text-properties fo:hyphenate="true"/>
    </style:style>
    <style:style style:name="T81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1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1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81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1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81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18" style:parent-style-name="Normal" style:family="paragraph">
      <style:paragraph-properties fo:widows="2" fo:orphans="2" style:text-autospace="none" style:vertical-align="auto"/>
      <style:text-properties fo:hyphenate="true"/>
    </style:style>
    <style:style style:name="T81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21" style:parent-style-name="Normal" style:family="paragraph">
      <style:paragraph-properties fo:widows="2" fo:orphans="2" style:text-autospace="none" style:vertical-align="auto"/>
      <style:text-properties fo:hyphenate="true"/>
    </style:style>
    <style:style style:name="T8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23" style:parent-style-name="Normal" style:family="paragraph">
      <style:paragraph-properties fo:widows="2" fo:orphans="2" style:text-autospace="none" style:vertical-align="auto"/>
      <style:text-properties fo:font-size="8pt" style:font-size-asian="8pt" style:font-size-complex="8pt" fo:hyphenate="true"/>
    </style:style>
    <style:style style:name="P824" style:parent-style-name="Normal" style:family="paragraph">
      <style:text-properties style:font-name-complex="Mangal" style:font-size-complex="10.5pt"/>
    </style:style>
    <style:style style:name="TableColumn826" style:family="table-column">
      <style:table-column-properties style:column-width="7.2618in"/>
    </style:style>
    <style:style style:name="Table825" style:family="table">
      <style:table-properties style:width="7.2618in" fo:margin-left="0in" table:align="center"/>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830"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831" style:family="table-row">
      <style:table-row-properties/>
    </style:style>
    <style:style style:name="TableCell832"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833" style:parent-style-name="Normal" style:family="paragraph">
      <style:paragraph-properties fo:widows="2" fo:orphans="2" style:text-autospace="none" style:vertical-align="auto"/>
      <style:text-properties fo:hyphenate="true"/>
    </style:style>
    <style:style style:name="T83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36"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837" style:parent-style-name="Normal" style:family="paragraph">
      <style:paragraph-properties fo:widows="2" fo:orphans="2" style:text-autospace="none" style:vertical-align="auto"/>
      <style:text-properties fo:hyphenate="true"/>
    </style:style>
    <style:style style:name="T83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4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4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44"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845" style:parent-style-name="Normal" style:family="paragraph">
      <style:paragraph-properties fo:widows="2" fo:orphans="2" style:text-autospace="none" style:vertical-align="auto"/>
      <style:text-properties fo:hyphenate="true"/>
    </style:style>
    <style:style style:name="T84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84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49"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85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51" style:parent-style-name="Normal" style:family="paragraph">
      <style:paragraph-properties fo:widows="2" fo:orphans="2" style:text-autospace="none" style:vertical-align="auto"/>
      <style:text-properties fo:hyphenate="true"/>
    </style:style>
    <style:style style:name="T85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5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54"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85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5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85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858" style:parent-style-name="Normal" style:family="paragraph">
      <style:paragraph-properties fo:widows="2" fo:orphans="2" style:text-autospace="none" style:vertical-align="auto"/>
      <style:text-properties fo:hyphenate="true"/>
    </style:style>
    <style:style style:name="T85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61" style:parent-style-name="Normal" style:family="paragraph">
      <style:paragraph-properties fo:widows="2" fo:orphans="2" style:text-autospace="none" style:vertical-align="auto"/>
      <style:text-properties fo:hyphenate="true"/>
    </style:style>
    <style:style style:name="T8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63" style:parent-style-name="Normal" style:family="paragraph">
      <style:paragraph-properties fo:widows="2" fo:orphans="2" style:text-autospace="none" style:vertical-align="auto"/>
      <style:text-properties fo:font-size="8pt" style:font-size-asian="8pt" style:font-size-complex="8pt" fo:hyphenate="true"/>
    </style:style>
    <style:style style:name="P864" style:parent-style-name="Textbody" style:master-page-name="MP1" style:family="paragraph">
      <style:paragraph-properties fo:break-before="page" fo:text-align="justify"/>
    </style:style>
    <style:style style:name="TableColumn866" style:family="table-column">
      <style:table-column-properties style:column-width="7.5798in"/>
    </style:style>
    <style:style style:name="Table865" style:family="table">
      <style:table-properties style:width="7.5798in" fo:margin-left="0in" table:align="center"/>
    </style:style>
    <style:style style:name="TableRow867" style:family="table-row">
      <style:table-row-properties/>
    </style:style>
    <style:style style:name="TableCell868" style:family="table-cell">
      <style:table-cell-properties fo:border="none" fo:background-color="#000000" style:writing-mode="lr-tb" fo:padding-top="0in" fo:padding-left="0.075in" fo:padding-bottom="0in" fo:padding-right="0.075in"/>
    </style:style>
    <style:style style:name="P869"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0"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1"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2"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3"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4"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5"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6"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7"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8"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79"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0"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1"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2"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3"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4"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5"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6"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7"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8" style:parent-style-name="Normal" style:family="paragraph">
      <style:paragraph-properties fo:widows="2" fo:orphans="2" style:text-autospace="none" style:vertical-align="auto"/>
      <style:text-properties style:font-name="Consolas" style:font-name-complex="Consolas" fo:color="#FFFFFF" style:letter-kerning="false" fo:font-size="10pt" style:font-size-asian="10pt" style:font-size-complex="10pt" style:language-complex="ar" style:country-complex="SA" fo:hyphenate="true"/>
    </style:style>
    <style:style style:name="P889" style:parent-style-name="Textbody" style:family="paragraph">
      <style:paragraph-properties fo:text-align="justify"/>
    </style:style>
    <style:style style:name="T890" style:parent-style-name="Fuentedepárrafopredeter." style:family="text">
      <style:text-properties style:font-name="Consolas" style:font-name-complex="Consolas" fo:color="#FFFFFF" style:letter-kerning="false" fo:font-size="10pt" style:font-size-asian="10pt" style:font-size-complex="10pt" style:language-complex="ar" style:country-complex="SA"/>
    </style:style>
    <style:style style:name="P891" style:parent-style-name="Textbody" style:family="paragraph">
      <style:paragraph-properties fo:text-align="justify"/>
    </style:style>
    <style:style style:name="P892" style:parent-style-name="Textbody" style:family="paragraph">
      <style:paragraph-properties fo:text-align="justify"/>
    </style:style>
    <style:style style:name="P893" style:parent-style-name="Textbody" style:family="paragraph">
      <style:paragraph-properties fo:text-align="justify"/>
    </style:style>
    <style:style style:name="P894" style:parent-style-name="Textbody" style:family="paragraph">
      <style:paragraph-properties fo:text-align="justify"/>
    </style:style>
    <style:style style:family="graphic" style:name="a12">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3">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0694in" svg:stroke-color="#e828da" draw:marker-end="a1"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e828da" draw:marker-end="a14" svg:stroke-opacity="100%" draw:stroke-linejoin="miter" svg:stroke-linecap="butt" style:horizontal-rel="paragraph" style:vertical-rel="paragraph" style:horizontal-pos="from-left" style:vertical-pos="from-top"/>
    </style:style>
    <style:style style:family="graphic" style:name="a3">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0694in" svg:stroke-color="#e828da" draw:marker-end="a5"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8">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e828da" draw:marker-end="a1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ext:bookmark-start text:name="_Hlk40029453"/>Sistemas en Tiempo Real</text:p>
      <text:p text:style-name="P11"><text:bookmark-end text:name="_Hlk40029453"/></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Alumno:<text:s/></text:span><text:span text:style-name="T33">Juan Periscal Porteiro</text:span></text:p>
      <text:p text:style-name="P34"><text:span text:style-name="T35">DNI:<text:s/></text:span><text:span text:style-name="T36">53306672-D</text:span></text:p>
      <text:p text:style-name="P37"><text:span text:style-name="T38">Centro Asociado:<text:s/></text:span><text:span text:style-name="T39">047000 – A CORUÑA</text:span></text:p>
      <text:p text:style-name="P40"><text:span text:style-name="T41">Teléfono de contacto:<text:s/></text:span><text:span text:style-name="T42">625773978</text:span></text:p>
      <text:p text:style-name="P43"><text:span text:style-name="T44">Email:<text:s/></text:span><text:span text:style-name="T45">jperiscal1@alumno.uned.es</text:span></text:p>
      <text:p text:style-name="P46"/>
      <text:soft-page-break/>
      <text:h text:style-name="P47" text:outline-level="1">Primera PED</text:h>
      <text:h text:style-name="Título1" text:outline-level="1">Ejercicio 1.</text:h>
      <text:p text:style-name="P48"><text:span text:style-name="T49">Para la programación de las N-versiones (</text:span><text:span text:style-name="T50">N-versión programming</text:span><text:span text:style-name="T51">), contestar a las siguientes preguntas:</text:span></text:p>
      <text:list text:style-name="LFO1" text:continue-numbering="true">
        <text:list-item>
          <text:p text:style-name="P52">Explicar en qué suposición se basa, cuando deja de ser válida y que hay que realizar para que la suposición sea cierta.</text:p>
        </text:list-item>
      </text:list>
      <text:list text:style-name="LFO2" text:continue-numbering="true">
        <text:list-item>
          <text:p text:style-name="P53">Se basa en las siguientes suposiciones: que es posible especificar un programa de forma completa, consistente y sin ambigüedad. Y, que los programas que son desarrollados de manera independiente fallan de forma independiente.</text:p>
        </text:list-item>
        <text:list-item>
          <text:p text:style-name="P54">Respecto a<text:s/>la última suposición, puede no ser válida si cada versión ha sido escrita en el mismo lenguaje de programación, ya que pueden existir errores asociados con la implementación del lenguaje que sean comunes a distintos programas de las diferentes N versiones.</text:p>
        </text:list-item>
        <text:list-item>
          <text:p text:style-name="P55"><text:span text:style-name="T56">Unas buenas medidas a tomar serían: utilizar lenguajes y entornos de programación diferentes para la creación de cada una de dichas versiones. Utilizarse compiladores y entornos de distintos fabricantes. O distribuir las versiones en diferentes maquinas.</text:span></text:p>
        </text:list-item>
      </text:list>
      <text:p text:style-name="P57"/>
      <text:list text:style-name="LFO1" text:continue-numbering="true">
        <text:list-item>
          <text:p text:style-name="P58"><text:span text:style-name="T59">¿De qué es responsable el proceso director (</text:span><text:span text:style-name="T60">driver process</text:span><text:span text:style-name="T61">)?</text:span></text:p>
        </text:list-item>
      </text:list>
      <text:list text:style-name="LFO3" text:continue-numbering="true">
        <text:list-item>
          <text:p text:style-name="P62">Invocar a cada una de las versiones.<text:s/></text:p>
        </text:list-item>
        <text:list-item>
          <text:p text:style-name="P63">Esperar a que las versiones completen su tarea.</text:p>
        </text:list-item>
        <text:list-item>
          <text:p text:style-name="P64"><text:span text:style-name="T65"><text:s/>Comparar los resultados y actuar en base a éstos.</text:span></text:p>
        </text:list-item>
      </text:list>
      <text:p text:style-name="P66"/>
      <text:list text:style-name="LFO1" text:continue-numbering="true">
        <text:list-item>
          <text:p text:style-name="P67"><text:span text:style-name="T68">¿Qué se entiende por votación inexacta (</text:span><text:span text:style-name="T69">inexact voting</text:span><text:span text:style-name="T70">)?</text:span><text:span text:style-name="T71"><text:s/>Como se puede resolver y en que consiste el problema de la comparación consistente (</text:span><text:span text:style-name="T72">consistent comparison problem</text:span><text:span text:style-name="T73">).</text:span></text:p>
        </text:list-item>
      </text:list>
      <text:p text:style-name="P74"><text:span text:style-name="T75">La<text:s/></text:span><text:span text:style-name="T76">votación inexacta</text:span><text:span text:style-name="T77"><text:s/>es una técnica utiliza en la comparación de resultados, de varias versiones, cuyas diferencias que pueden deberse a la</text:span><text:span text:style-name="T78"><text:s/>inexactitud en la representación hardware de los números reales, o a la sensibilidad de los datos respecto a un algoritmo concreto.</text:span></text:p>
      <text:p text:style-name="P79"><text:span text:style-name="T80">El<text:s/></text:span><text:span text:style-name="T81">problema de la comparación consistente</text:span><text:span text:style-name="T82"><text:s/>tiene lugar cuando los valores finitos de cada una de las versiones conducen a cu</text:span><text:span text:style-name="T83">rsos de acción distintos. Se podría resolver adoptando el curso de acción que indique la mayoría de las versiones.</text:span></text:p>
      <text:p text:style-name="P84"/>
      <text:list text:style-name="LFO1" text:continue-numbering="true">
        <text:list-item>
          <text:p text:style-name="P85">Enumerar y comentar los tres factores principales del éxito de la programación de las N-versiones</text:p>
        </text:list-item>
      </text:list>
      <text:list text:style-name="LFO3" text:continue-numbering="true">
        <text:list-item>
          <text:p text:style-name="P86"><text:span text:style-name="T87">Especificación inicial</text:span><text:span text:style-name="T88">: un error de especi</text:span><text:span text:style-name="T89">ficación se manifestará en todas Las N</text:span><text:span text:style-name="T90"><text:line-break/></text:span><text:span text:style-name="T91">versiones de la implementación.</text:span></text:p>
        </text:list-item>
        <text:list-item>
          <text:p text:style-name="P92"><text:span text:style-name="T93">Independencia en el diseño</text:span><text:span text:style-name="T94">: si especificación es compleja, fácilmente se producirá una distorsión de la comprensión de los requisitos entre los equipos independientes. Si estos requisit</text:span><text:span text:style-name="T95">os también se refieren a datos de entrada poco frecuentes, la independencia facilitará la detección de errores de diseño en la fase de pruebas.<text:s/></text:span></text:p>
        </text:list-item>
        <text:list-item>
          <text:p text:style-name="P96"><text:span text:style-name="T97">Presupuesto adecuado</text:span><text:span text:style-name="T98">: un presupuesto de N versiones casi multiplicará por N el presupuesto correspondiente a un</text:span><text:span text:style-name="T99">a única versión.</text:span></text:p>
        </text:list-item>
      </text:list>
      <text:p text:style-name="P100"/>
      <text:h text:style-name="P101" text:outline-level="1">Ejercicio 2.</text:h>
      <table:table table:style-name="Table102">
        <table:table-columns>
          <table:table-column table:style-name="TableColumn103"/>
        </table:table-columns>
        <table:table-row table:style-name="TableRow104">
          <table:table-cell table:style-name="TableCell105">
            <text:p text:style-name="P106"><text:span text:style-name="T107">TemperatureControl.java</text:span></text:p>
          </table:table-cell>
        </table:table-row>
        <table:table-row table:style-name="TableRow108">
          <table:table-cell table:style-name="TableCell109">
            <text:p text:style-name="P110"/>
            <text:p text:style-name="P111"><text:span text:style-name="T112">package</text:span><text:span text:style-name="T113"><text:s/>control;</text:span></text:p>
            <text:p text:style-name="P114"/>
            <text:p text:style-name="P115"><text:span text:style-name="T116">/**</text:span></text:p>
            <text:p text:style-name="P117"><text:span text:style-name="T118"><text:s/>* TemperatureControla toma las acciones pertinentes para mantener</text:span></text:p>
            <text:p text:style-name="P119"><text:span text:style-name="T120"><text:s/>* la camara de aire a una temperatura segura.<text:s/></text:span></text:p>
            <text:p text:style-name="P121"><text:span text:style-name="T122"><text:s/>*<text:s/></text:span><text:span text:style-name="T123">&lt;br&gt;</text:span><text:span text:style-name="T124">El "estado" del control indica las medidas tomadas ante</text:span><text:span text:style-name="T125"><text:s/>el aumento de temperatura:</text:span></text:p>
            <text:p text:style-name="P126"><text:span text:style-name="T127"><text:s/>*<text:s/></text:span><text:span text:style-name="T128">&lt;br&gt;</text:span><text:span text:style-name="T129"><text:s/>0<text:s/></text:span><text:span text:style-name="T130">-</text:span><text:span text:style-name="T131"><text:s/>La temperatura es menor que la temperatura limite</text:span></text:p>
            <text:p text:style-name="P132"><text:span text:style-name="T133"><text:s/>*<text:s/></text:span><text:span text:style-name="T134">&lt;br&gt;</text:span><text:span text:style-name="T135"><text:s/>1<text:s/></text:span><text:span text:style-name="T136">-</text:span><text:span text:style-name="T137"><text:s/>La temperatura es mayor que la temperatura limite</text:span></text:p>
            <text:p text:style-name="P138"><text:span text:style-name="T139"><text:s/>*<text:s/></text:span><text:span text:style-name="T140">&lt;br&gt;</text:span><text:span text:style-name="T141"><text:s/>2<text:s/></text:span><text:span text:style-name="T142">-</text:span><text:span text:style-name="T143"><text:s/>La temperatura es mayor que la temperatura limite y no ha funcionado el apagado del calentad</text:span><text:span text:style-name="T144">or</text:span></text:p>
            <text:p text:style-name="P145"><text:span text:style-name="T146"><text:s/>*<text:s/></text:span><text:span text:style-name="T147">&lt;br&gt;</text:span><text:span text:style-name="T148"><text:s/>3<text:s/></text:span><text:span text:style-name="T149">-</text:span><text:span text:style-name="T150"><text:s/>La temperatura es mayor que la temperatura limite y no ha funcionado el aumento del caudal del refrigerante</text:span></text:p>
            <text:p text:style-name="P151"><text:span text:style-name="T152"><text:s/>*<text:s/></text:span><text:span text:style-name="T153">&lt;br&gt;</text:span><text:span text:style-name="T154"><text:s/>4<text:s/></text:span><text:span text:style-name="T155">-</text:span><text:span text:style-name="T156"><text:s/>La temperatura es mayor que la temperatura limite y no ha funcionado la liberacion del gas mediante la valvula</text:span></text:p>
            <text:p text:style-name="P157"><text:span text:style-name="T158"><text:s/>*<text:s/></text:span><text:span text:style-name="T159">@author</text:span><text:span text:style-name="T160"><text:s/>Juan Periscal Porteiro</text:span></text:p>
            <text:p text:style-name="P161"><text:span text:style-name="T162"><text:s/>*/</text:span></text:p>
            <text:p text:style-name="P163"><text:span text:style-name="T164">public</text:span><text:span text:style-name="T165"><text:s/></text:span><text:span text:style-name="T166">class</text:span><text:span text:style-name="T167"><text:s/>TemperatureControl {</text:span></text:p>
            <text:p text:style-name="P168"><text:span text:style-name="T169"><text:tab/></text:span><text:span text:style-name="T170">private</text:span><text:span text:style-name="T171"><text:s text:c="2"/></text:span><text:span text:style-name="T172">short</text:span><text:span text:style-name="T173"><text:s/></text:span><text:span text:style-name="T174">estado</text:span><text:span text:style-name="T175">;</text:span></text:p>
            <text:p text:style-name="P176"><text:span text:style-name="T177"><text:tab/></text:span><text:span text:style-name="T178">private</text:span><text:span text:style-name="T179"><text:s/></text:span><text:span text:style-name="T180">int</text:span><text:span text:style-name="T181"><text:s/></text:span><text:span text:style-name="T182">temperaturaLimite</text:span><text:span text:style-name="T183">;</text:span></text:p>
            <text:p text:style-name="P184"/>
            <text:p text:style-name="P185"><text:span text:style-name="T186"><text:tab/></text:span><text:span text:style-name="T187">/**</text:span></text:p>
            <text:p text:style-name="P188"><text:span text:style-name="T189"><text:tab/><text:s/>* El control comienza en el estado 0 (temperatura segura)</text:span></text:p>
            <text:p text:style-name="P190"><text:span text:style-name="T191"><text:tab/><text:s/>*<text:s/></text:span><text:span text:style-name="T192">@param</text:span><text:span text:style-name="T193"><text:s/>temperaturaLimite temperatura en la cual el control dara<text:s/></text:span><text:span text:style-name="T194">alarma y dejara de funcionar</text:span></text:p>
            <text:p text:style-name="P195"><text:span text:style-name="T196"><text:tab/><text:s/>*/</text:span></text:p>
            <text:p text:style-name="P197"><text:span text:style-name="T198"><text:tab/></text:span><text:span text:style-name="T199">public</text:span><text:span text:style-name="T200"><text:s/>TemperatureControl(</text:span><text:span text:style-name="T201">int</text:span><text:span text:style-name="T202"><text:s/></text:span><text:span text:style-name="T203">temperaturaLimite</text:span><text:span text:style-name="T204">) {</text:span></text:p>
            <text:p text:style-name="P205"><text:span text:style-name="T206"><text:tab/></text:span><text:span text:style-name="T207"><text:tab/></text:span><text:span text:style-name="T208">estado</text:span><text:span text:style-name="T209">=0;</text:span></text:p>
            <text:p text:style-name="P210"><text:span text:style-name="T211"><text:tab/></text:span><text:span text:style-name="T212"><text:tab/></text:span><text:span text:style-name="T213">this</text:span><text:span text:style-name="T214">.</text:span><text:span text:style-name="T215">temperaturaLimite</text:span><text:span text:style-name="T216"><text:s/>=<text:s/></text:span><text:span text:style-name="T217">temperaturaLimite</text:span><text:span text:style-name="T218">;</text:span></text:p>
            <text:p text:style-name="P219"><text:span text:style-name="T220"><text:tab/>}</text:span></text:p>
            <text:p text:style-name="P221"/>
            <text:p text:style-name="P222"><text:span text:style-name="T223"><text:tab/></text:span><text:span text:style-name="T224">/**</text:span></text:p>
            <text:p text:style-name="P225"><text:span text:style-name="T226"><text:tab/><text:s/>* Encendido del calentador de la camara</text:span></text:p>
            <text:p text:style-name="P227"><text:span text:style-name="T228"><text:tab/><text:s/>*/</text:span></text:p>
            <text:p text:style-name="P229"><text:span text:style-name="T230"><text:tab/></text:span><text:span text:style-name="T231">public</text:span><text:span text:style-name="T232"><text:s/></text:span><text:span text:style-name="T233">void</text:span><text:span text:style-name="T234"><text:s/>heaterOn() {</text:span></text:p>
            <text:p text:style-name="P235"><text:span text:style-name="T236"><text:tab/></text:span><text:span text:style-name="T237"><text:tab/>System.</text:span><text:span text:style-name="T238">out</text:span><text:span text:style-name="T239">.println(</text:span><text:span text:style-name="T240">"\n**<text:s/></text:span><text:span text:style-name="T241">Calentador camara encendido\n "</text:span><text:span text:style-name="T242">);</text:span></text:p>
            <text:p text:style-name="P243"><text:span text:style-name="T244"><text:tab/>}</text:span></text:p>
            <text:p text:style-name="P245"/>
            <text:p text:style-name="P246"/>
            <text:p text:style-name="P247"><text:span text:style-name="T248"><text:tab/></text:span><text:span text:style-name="T249">/**</text:span></text:p>
            <text:p text:style-name="P250"><text:span text:style-name="T251"><text:tab/><text:s/>* Apagado del calentador de la camara</text:span></text:p>
            <text:p text:style-name="P252"><text:span text:style-name="T253"><text:tab/><text:s/></text:span><text:span text:style-name="T254">*<text:s/></text:span><text:span text:style-name="T255">@throws</text:span><text:span text:style-name="T256"><text:s/>HeaterStuckOn</text:span></text:p>
            <text:p text:style-name="P257"><text:span text:style-name="T258"><text:tab/><text:s/>*/</text:span></text:p>
            <text:p text:style-name="P259"><text:span text:style-name="T260"><text:tab/></text:span><text:span text:style-name="T261">public</text:span><text:span text:style-name="T262"><text:s/></text:span><text:span text:style-name="T263">void</text:span><text:span text:style-name="T264"><text:s/>heaterOff()<text:s/></text:span><text:span text:style-name="T265">throws</text:span><text:span text:style-name="T266"><text:s/>HeaterStuckOn {</text:span></text:p>
            <text:p text:style-name="P267"><text:span text:style-name="T268"><text:tab/></text:span><text:span text:style-name="T269"><text:tab/></text:span><text:span text:style-name="T270">throw</text:span><text:span text:style-name="T271"><text:s/></text:span><text:span text:style-name="T272">new</text:span><text:span text:style-name="T273"><text:s/>HeaterStuckOn(</text:span><text:span text:style-name="T274">"\n&lt;!&gt; Fallo en el apagado del calentador de la camara \n"</text:span><text:span text:style-name="T275">);<text:s/></text:span></text:p>
            <text:p text:style-name="P276"><text:span text:style-name="T277"><text:tab/>}</text:span></text:p>
            <text:p text:style-name="P278"/>
            <text:p text:style-name="P279"><text:span text:style-name="T280"><text:tab/></text:span><text:span text:style-name="T281">/**</text:span></text:p>
            <text:p text:style-name="P282"><text:span text:style-name="T283"><text:tab/><text:s/>* Incremento del caudal del refrigerante</text:span></text:p>
            <text:p text:style-name="P284"><text:span text:style-name="T285"><text:tab/><text:s/>*<text:s/></text:span><text:span text:style-name="T286">@throws</text:span><text:span text:style-name="T287"><text:s/>TemperatureStillRising</text:span></text:p>
            <text:p text:style-name="P288"><text:span text:style-name="T289"><text:tab/><text:s/></text:span><text:span text:style-name="T290">*/</text:span></text:p>
            <text:p text:style-name="P291"><text:span text:style-name="T292"><text:tab/></text:span><text:span text:style-name="T293">public</text:span><text:span text:style-name="T294"><text:s/></text:span><text:span text:style-name="T295">void</text:span><text:span text:style-name="T296"><text:s/>increaseCoolant()<text:s/></text:span><text:span text:style-name="T297">throws</text:span><text:span text:style-name="T298"><text:s/>TemperatureStillRising {</text:span></text:p>
            <text:p text:style-name="P299"><text:span text:style-name="T300"><text:tab/></text:span><text:span text:style-name="T301"><text:tab/></text:span><text:span text:style-name="T302">throw</text:span><text:span text:style-name="T303"><text:s/></text:span><text:span text:style-name="T304">new</text:span><text:span text:style-name="T305"><text:s/>TemperatureStillRising(</text:span><text:span text:style-name="T306">"\n&lt;!!&gt; No se logra bajar la temperatura de la camara tras el<text:s/></text:span><text:span text:style-name="T307">incremento del caudal del refrigerante\n "</text:span><text:span text:style-name="T308">);</text:span></text:p>
            <text:p text:style-name="P309"><text:span text:style-name="T310"><text:tab/>}</text:span></text:p>
            <text:p text:style-name="P311"/>
            <text:p text:style-name="P312"><text:span text:style-name="T313"><text:tab/></text:span><text:span text:style-name="T314">/**</text:span></text:p>
            <text:p text:style-name="P315"><text:span text:style-name="T316"><text:tab/><text:s/>* Apertura valvula de liberacion del gas de la camara</text:span></text:p>
            <text:p text:style-name="P317"><text:span text:style-name="T318"><text:tab/><text:s/></text:span><text:span text:style-name="T319">*<text:s/></text:span><text:span text:style-name="T320">@throws</text:span><text:span text:style-name="T321"><text:s/>ValveStuck</text:span></text:p>
            <text:p text:style-name="P322"><text:span text:style-name="T323"><text:tab/><text:s/>*/</text:span></text:p>
            <text:p text:style-name="P324"><text:span text:style-name="T325"><text:tab/></text:span><text:span text:style-name="T326">public</text:span><text:span text:style-name="T327"><text:s/></text:span><text:span text:style-name="T328">void</text:span><text:span text:style-name="T329"><text:s/>openValve()<text:s/></text:span><text:span text:style-name="T330">throws</text:span><text:span text:style-name="T331"><text:s/>ValveStuck {</text:span></text:p>
            <text:p text:style-name="P332"><text:span text:style-name="T333"><text:tab/></text:span><text:span text:style-name="T334"><text:tab/></text:span><text:span text:style-name="T335">throw</text:span><text:span text:style-name="T336"><text:s/></text:span><text:span text:style-name="T337">new</text:span><text:span text:style-name="T338"><text:s/>ValveStuck(</text:span><text:span text:style-name="T339">"\n&lt;!!!&gt; Fallo en la apertura de la valvula para<text:s/></text:span><text:span text:style-name="T340">la liberacion del gas\n "</text:span><text:span text:style-name="T341">);</text:span></text:p>
            <text:p text:style-name="P342"><text:span text:style-name="T343"><text:tab/>}</text:span></text:p>
            <text:p text:style-name="P344"/>
            <text:p text:style-name="P345"/>
            <text:p text:style-name="P346"><text:span text:style-name="T347"><text:tab/></text:span><text:span text:style-name="T348">/**</text:span></text:p>
            <text:p text:style-name="P349"><text:span text:style-name="T350"><text:tab/><text:s/>* <text:s/>Sonar la alarma y alertar a los servicios de emergencia<text:s/></text:span></text:p>
            <text:p text:style-name="P351"><text:span text:style-name="T352"><text:tab/><text:s/></text:span><text:span text:style-name="T353">*/</text:span></text:p>
            <text:p text:style-name="P354"><text:span text:style-name="T355"><text:tab/></text:span><text:span text:style-name="T356">public</text:span><text:span text:style-name="T357"><text:s/></text:span><text:span text:style-name="T358">void</text:span><text:span text:style-name="T359"><text:s/>panic() {</text:span></text:p>
            <text:p text:style-name="P360"><text:span text:style-name="T361"><text:tab/></text:span><text:span text:style-name="T362"><text:tab/>System.</text:span><text:span text:style-name="T363">out</text:span><text:span text:style-name="T364">.println(</text:span><text:span text:style-name="T365">"\n&lt;!!!!&gt;<text:s/></text:span><text:span text:style-name="T366">ALERTA: Han fallado todas las medidas de control de temperatura!!!."</text:span></text:p>
            <text:p text:style-name="P367"><text:span text:style-name="T368"><text:tab/></text:span><text:span text:style-name="T369"><text:tab/></text:span><text:span text:style-name="T370"><text:tab/></text:span><text:span text:style-name="T371"><text:tab/>+<text:s/></text:span><text:span text:style-name="T372">"La temperatura sigue<text:s/></text:span><text:span text:style-name="T373">subiendo!!!\n "</text:span><text:span text:style-name="T374">);</text:span></text:p>
            <text:p text:style-name="P375"><text:span text:style-name="T376"><text:tab/>}</text:span></text:p>
            <text:p text:style-name="P377"/>
            <text:p text:style-name="P378"><text:span text:style-name="T379"><text:tab/></text:span><text:span text:style-name="T380">/**</text:span></text:p>
            <text:p text:style-name="P381"><text:span text:style-name="T382"><text:tab/><text:s/>* Recibe la temperatura y actua segun el estado en que se encuentre el control</text:span></text:p>
            <text:p text:style-name="P383"><text:span text:style-name="T384"><text:tab/><text:s/>*<text:s/></text:span><text:span text:style-name="T385">@param</text:span><text:span text:style-name="T386"><text:s/>temperaturaCamara Temperatura interior de la camara</text:span></text:p>
            <text:soft-page-break/>
            <text:p text:style-name="P387"><text:span text:style-name="T388"><text:tab/><text:s/>*<text:s/></text:span><text:span text:style-name="T389">@return</text:span><text:span text:style-name="T390"><text:s/>devuleve el estado del control de temperatura</text:span></text:p>
            <text:p text:style-name="P391"><text:span text:style-name="T392"><draw:custom-shape svg:x="0.19823in" svg:y="0.11077in" svg:width="5.41667in" svg:height="4.06667in" draw:z-index="252055552" draw:id="id0" draw:style-name="a0" draw:name="Rectángulo 64" text:anchor-type="paragraph"><svg:title/><svg:desc/><draw:enhanced-geometry draw:type="non-primitive" svg:viewBox="0 0 21600 21600" draw:enhanced-path="M 0 0 L 21600 0 21600 21600 0 21600 Z N"/></draw:custom-shape></text:span><text:span text:style-name="T393"><text:tab/><text:s/>*/</text:span></text:p>
            <text:p text:style-name="P394"><text:span text:style-name="T395"><text:tab/></text:span><text:span text:style-name="T396">public</text:span><text:span text:style-name="T397"><text:s/></text:span><text:span text:style-name="T398">short</text:span><text:span text:style-name="T399"><text:s/></text:span><text:span text:style-name="T400">recibeTemperatura(</text:span><text:span text:style-name="T401">int</text:span><text:span text:style-name="T402"><text:s/></text:span><text:span text:style-name="T403">temperaturaCamara</text:span><text:span text:style-name="T404">) {</text:span></text:p>
            <text:p text:style-name="P405"><text:span text:style-name="T406"><text:tab/></text:span><text:span text:style-name="T407"><text:tab/></text:span><text:span text:style-name="T408">if</text:span><text:span text:style-name="T409">(</text:span><text:span text:style-name="T410">temperaturaCamara</text:span><text:span text:style-name="T411">&gt;<text:s/></text:span><text:span text:style-name="T412">temperaturaLimite</text:span><text:span text:style-name="T413">) {</text:span></text:p>
            <text:p text:style-name="P414"><text:span text:style-name="T415"><text:tab/></text:span><text:span text:style-name="T416"><text:tab/></text:span><text:span text:style-name="T417"><text:tab/></text:span><text:span text:style-name="T418">try</text:span><text:span text:style-name="T419"><text:s/>{</text:span></text:p>
            <text:p text:style-name="P420"><text:span text:style-name="T421"><text:tab/></text:span><text:span text:style-name="T422"><text:tab/></text:span><text:span text:style-name="T423"><text:tab/></text:span><text:span text:style-name="T424"><text:tab/></text:span><text:span text:style-name="T425">switch</text:span><text:span text:style-name="T426">(</text:span><text:span text:style-name="T427">estado</text:span><text:span text:style-name="T428">) {</text:span></text:p>
            <text:p text:style-name="P429"><text:span text:style-name="T430"><text:tab/></text:span><text:span text:style-name="T431"><text:tab/></text:span><text:span text:style-name="T432"><text:tab/></text:span><text:span text:style-name="T433"><text:tab/></text:span><text:span text:style-name="T434">case</text:span><text:span text:style-name="T435"><text:s/>1:</text:span></text:p>
            <text:p text:style-name="P436"><text:span text:style-name="T437"><text:tab/></text:span><text:span text:style-name="T438"><text:tab/></text:span><text:span text:style-name="T439"><text:tab/></text:span><text:span text:style-name="T440"><text:tab/></text:span><text:span text:style-name="T441"><text:tab/></text:span><text:span text:style-name="T442">this</text:span><text:span text:style-name="T443">.heaterOff();</text:span></text:p>
            <text:p text:style-name="P444"><text:span text:style-name="T445"><text:tab/></text:span><text:span text:style-name="T446"><text:tab/></text:span><text:span text:style-name="T447"><text:tab/></text:span><text:span text:style-name="T448"><text:tab/></text:span><text:span text:style-name="T449"><text:tab/>System.</text:span><text:span text:style-name="T450">out</text:span><text:span text:style-name="T451">.println(</text:span><text:span text:style-name="T452">"\n ** Apagado de calentador\n "</text:span><text:span text:style-name="T453">);</text:span></text:p>
            <text:p text:style-name="P454"><text:span text:style-name="T455"><draw:connector draw:type="line" svg:x1="6.4393in" svg:y1="1.03993in" svg:x2="5.62541in" svg:y2="0.06979in" draw:z-index="252056576" draw:id="id1" draw:style-name="a2" draw:name="Conector recto de flecha 65" text:anchor-type="paragraph"><svg:title/><svg:desc/></draw:connector></text:span><text:span text:style-name="T456"><text:tab/></text:span><text:span text:style-name="T457"><text:tab/></text:span><text:span text:style-name="T458"><text:tab/></text:span><text:span text:style-name="T459"><text:tab/></text:span><text:span text:style-name="T460"><text:tab/></text:span><text:span text:style-name="T461">break</text:span><text:span text:style-name="T462">;</text:span></text:p>
            <text:p text:style-name="P463"><text:span text:style-name="T464"><text:tab/></text:span><text:span text:style-name="T465"><text:tab/></text:span><text:span text:style-name="T466"><text:tab/></text:span><text:span text:style-name="T467"><text:tab/></text:span><text:span text:style-name="T468">case</text:span><text:span text:style-name="T469"><text:s/>2:</text:span></text:p>
            <text:p text:style-name="P470"><text:span text:style-name="T471"><text:tab/></text:span><text:span text:style-name="T472"><text:tab/></text:span><text:span text:style-name="T473"><text:tab/></text:span><text:span text:style-name="T474"><text:tab/></text:span><text:span text:style-name="T475"><text:tab/></text:span><text:span text:style-name="T476">this</text:span><text:span text:style-name="T477">.increaseCoolant();</text:span></text:p>
            <text:p text:style-name="P478"><text:span text:style-name="T479"><text:tab/></text:span><text:span text:style-name="T480"><text:tab/></text:span><text:span text:style-name="T481"><text:tab/></text:span><text:span text:style-name="T482"><text:tab/></text:span><text:span text:style-name="T483"><text:tab/>System.</text:span><text:span text:style-name="T484">out</text:span><text:span text:style-name="T485">.println(</text:span><text:span text:style-name="T486">" \n ** Incrementado caudal refrigerante\n "</text:span><text:span text:style-name="T487">);</text:span></text:p>
            <text:p text:style-name="P488"><text:span text:style-name="T489"><text:tab/></text:span><text:span text:style-name="T490"><text:tab/></text:span><text:span text:style-name="T491"><text:tab/></text:span><text:span text:style-name="T492"><text:tab/></text:span><text:span text:style-name="T493"><text:tab/></text:span><text:span text:style-name="T494">break</text:span><text:span text:style-name="T495">;</text:span></text:p>
            <text:p text:style-name="P496"><text:span text:style-name="T497"><text:tab/></text:span><text:span text:style-name="T498"><text:tab/></text:span><text:span text:style-name="T499"><text:tab/></text:span><text:span text:style-name="T500"><text:tab/></text:span><text:span text:style-name="T501">case</text:span><text:span text:style-name="T502"><text:s/>3:</text:span></text:p>
            <text:p text:style-name="P503"><text:span text:style-name="T504"><text:tab/></text:span><text:span text:style-name="T505"><text:tab/></text:span><text:span text:style-name="T506"><text:tab/></text:span><text:span text:style-name="T507"><text:tab/></text:span><text:span text:style-name="T508"><text:tab/></text:span><text:span text:style-name="T509">this</text:span><text:span text:style-name="T510">.openValve();</text:span></text:p>
            <text:p text:style-name="P511"><text:span text:style-name="T512"><text:tab/></text:span><text:span text:style-name="T513"><text:tab/></text:span><text:span text:style-name="T514"><text:tab/></text:span><text:span text:style-name="T515"><text:tab/></text:span><text:span text:style-name="T516"><text:tab/>System.</text:span><text:span text:style-name="T517">out</text:span><text:span text:style-name="T518">.println(</text:span><text:span text:style-name="T519">"\n ** Abierta valvula para liberacion gas\n "</text:span><text:span text:style-name="T520">);</text:span></text:p>
            <text:p text:style-name="P521"><text:span text:style-name="T522"><draw:custom-shape svg:x="4.73221in" svg:y="0.02882in" svg:width="2.58889in" svg:height="2.13542in" draw:z-index="252057600" draw:id="id2" draw:style-name="a3" draw:name="Rectángulo: esquinas redondeadas 66" text:anchor-type="paragraph"><svg:title/><svg:desc/><text:p text:style-name="P523">El objeto TemperatureControl recibe en el<text:s/>método main de la clase Simulación la temperatura. El control en función del estado en el que se encuentre, tomará distintas acciones:</text:p><text:list text:style-name="LFO4" text:continue-numbering="true"><text:list-item><text:p text:style-name="P524">Apaga el calentador</text:p></text:list-item><text:list-item><text:p text:style-name="P525">Si no se resuelve el problema con lo anterior, incrementa el caudal de refrigerante</text:p></text:list-item><text:list-item><text:p text:style-name="P526">La siguiente<text:s/>medida será abrir la válvula de escape de aire</text:p></text:list-item><text:list-item><text:p text:style-name="P527">Y por último si fallan todas las medidas se da la alarma</text:p></text:list-item></text:list><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28"><text:tab/></text:span><text:span text:style-name="T529"><text:tab/></text:span><text:span text:style-name="T530"><text:tab/></text:span><text:span text:style-name="T531"><text:tab/></text:span><text:span text:style-name="T532"><text:tab/></text:span><text:span text:style-name="T533">break</text:span><text:span text:style-name="T534">;</text:span></text:p>
            <text:p text:style-name="P535"><text:span text:style-name="T536"><text:tab/></text:span><text:span text:style-name="T537"><text:tab/></text:span><text:span text:style-name="T538"><text:tab/></text:span><text:span text:style-name="T539"><text:tab/></text:span><text:span text:style-name="T540">case</text:span><text:span text:style-name="T541"><text:s/>4:</text:span></text:p>
            <text:p text:style-name="P542"><text:span text:style-name="T543"><text:tab/></text:span><text:span text:style-name="T544"><text:tab/></text:span><text:span text:style-name="T545"><text:tab/></text:span><text:span text:style-name="T546"><text:tab/></text:span><text:span text:style-name="T547"><text:tab/></text:span><text:span text:style-name="T548">this</text:span><text:span text:style-name="T549">.panic();</text:span></text:p>
            <text:p text:style-name="P550"><text:span text:style-name="T551"><text:tab/></text:span><text:span text:style-name="T552"><text:tab/></text:span><text:span text:style-name="T553"><text:tab/></text:span><text:span text:style-name="T554"><text:tab/></text:span><text:span text:style-name="T555"><text:tab/></text:span><text:span text:style-name="T556">estado</text:span><text:span text:style-name="T557"><text:s/>=5;</text:span></text:p>
            <text:p text:style-name="P558"><text:span text:style-name="T559"><text:tab/></text:span><text:span text:style-name="T560"><text:tab/></text:span><text:span text:style-name="T561"><text:tab/></text:span><text:span text:style-name="T562"><text:tab/></text:span><text:span text:style-name="T563"><text:tab/></text:span><text:span text:style-name="T564">break</text:span><text:span text:style-name="T565">;</text:span></text:p>
            <text:p text:style-name="P566"><text:span text:style-name="T567"><text:tab/></text:span><text:span text:style-name="T568"><text:tab/></text:span><text:span text:style-name="T569"><text:tab/></text:span><text:span text:style-name="T570"><text:tab/></text:span><text:span text:style-name="T571">default</text:span><text:span text:style-name="T572">:<text:s/></text:span></text:p>
            <text:p text:style-name="P573"><text:span text:style-name="T574"><text:tab/></text:span><text:span text:style-name="T575"><text:tab/></text:span><text:span text:style-name="T576"><text:tab/></text:span><text:span text:style-name="T577"><text:tab/></text:span><text:span text:style-name="T578"><text:tab/></text:span><text:span text:style-name="T579">estado</text:span><text:span text:style-name="T580"><text:s/>=1;</text:span></text:p>
            <text:p text:style-name="P581"><text:span text:style-name="T582"><text:tab/></text:span><text:span text:style-name="T583"><text:tab/></text:span><text:span text:style-name="T584"><text:tab/></text:span><text:span text:style-name="T585"><text:tab/></text:span><text:span text:style-name="T586"><text:tab/></text:span><text:span text:style-name="T587">break</text:span><text:span text:style-name="T588">;</text:span></text:p>
            <text:p text:style-name="P589"><text:span text:style-name="T590"><text:tab/></text:span><text:span text:style-name="T591"><text:tab/></text:span><text:span text:style-name="T592"><text:tab/></text:span><text:span text:style-name="T593"><text:tab/>}</text:span></text:p>
            <text:p text:style-name="P594"><text:span text:style-name="T595"><text:tab/></text:span><text:span text:style-name="T596"><text:tab/></text:span><text:span text:style-name="T597"><text:tab/>}<text:s/></text:span></text:p>
            <text:p text:style-name="P598"><text:span text:style-name="T599"><text:tab/></text:span><text:span text:style-name="T600"><text:tab/></text:span><text:span text:style-name="T601"><text:tab/></text:span><text:span text:style-name="T602">catch</text:span><text:span text:style-name="T603">(HeaterStuckOn | Te</text:span><text:span text:style-name="T604">mperatureStillRising | ValveStuck<text:s/></text:span><text:span text:style-name="T605">e</text:span><text:span text:style-name="T606"><text:s/>) {</text:span></text:p>
            <text:p text:style-name="P607"><text:span text:style-name="T608"><text:tab/></text:span><text:span text:style-name="T609"><text:tab/></text:span><text:span text:style-name="T610"><text:tab/></text:span><text:span text:style-name="T611"><text:tab/></text:span><text:span text:style-name="T612">estado</text:span><text:span text:style-name="T613">++;</text:span></text:p>
            <text:p text:style-name="P614"><text:span text:style-name="T615"><text:tab/></text:span><text:span text:style-name="T616"><text:tab/></text:span><text:span text:style-name="T617"><text:tab/>}<text:s/></text:span></text:p>
            <text:p text:style-name="P618"><text:span text:style-name="T619"><text:tab/></text:span><text:span text:style-name="T620"><text:tab/>}</text:span></text:p>
            <text:p text:style-name="P621"><text:span text:style-name="T622"><text:tab/></text:span><text:span text:style-name="T623"><text:tab/></text:span><text:span text:style-name="T624">return</text:span><text:span text:style-name="T625"><text:s/></text:span><text:span text:style-name="T626">estado</text:span><text:span text:style-name="T627">;</text:span></text:p>
            <text:p text:style-name="P628"><text:span text:style-name="T629"><text:tab/>}</text:span></text:p>
            <text:p text:style-name="P630"><text:span text:style-name="T631">}</text:span></text:p>
          </table:table-cell>
        </table:table-row>
      </table:table>
      <text:p text:style-name="P632"/>
      <text:p text:style-name="Normal"/>
      <table:table table:style-name="Table633">
        <table:table-columns>
          <table:table-column table:style-name="TableColumn634"/>
        </table:table-columns>
        <table:table-row table:style-name="TableRow635">
          <table:table-cell table:style-name="TableCell636">
            <text:p text:style-name="P637"><text:span text:style-name="T638">Simulacion.java</text:span></text:p>
          </table:table-cell>
        </table:table-row>
        <table:table-row table:style-name="TableRow639">
          <table:table-cell table:style-name="TableCell640">
            <text:p text:style-name="P641"><text:span text:style-name="T642"><draw:custom-shape svg:x="4.89012in" svg:y="0.03141in" svg:width="2.5in" svg:height="0.84375in" draw:z-index="252061696" draw:id="id3" draw:style-name="a4" draw:name="Rectángulo: esquinas redondeadas 66" text:anchor-type="paragraph"><svg:title/><svg:desc/><text:p text:style-name="P643">Se crea el control de temperatura. Se le pasa por parámetro la temperatura límite de funcionamiento normal. A partir de esta temperatura el control<text:s/>comenzará a tomar las medidas correspondient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44">package</text:span><text:span text:style-name="T645"><text:s/>control;</text:span></text:p>
            <text:p text:style-name="P646"/>
            <text:p text:style-name="P647"><text:span text:style-name="T648">public</text:span><text:span text:style-name="T649"><text:s/></text:span><text:span text:style-name="T650">class</text:span><text:span text:style-name="T651"><text:s/>Simulacion {</text:span></text:p>
            <text:p text:style-name="P652"/>
            <text:p text:style-name="P653"><text:span text:style-name="T654"><draw:connector draw:type="line" svg:x1="4.8276in" svg:y1="0.11135in" svg:x2="4.0526in" svg:y2="0.22663in" draw:z-index="252060672" draw:id="id4" draw:style-name="a6" draw:name="Conector recto de flecha 65" text:anchor-type="paragraph"><svg:title/><svg:desc/></draw:connector></text:span><text:span text:style-name="T655"><draw:custom-shape svg:x="0.48949in" svg:y="0.13076in" svg:width="3.53264in" svg:height="0.15417in" draw:z-index="252059648" draw:id="id5" draw:style-name="a7" draw:name="Rectángulo 64" text:anchor-type="paragraph"><svg:title/><svg:desc/><draw:enhanced-geometry draw:type="non-primitive" svg:viewBox="0 0 21600 21600" draw:enhanced-path="M 0 0 L 21600 0 21600 21600 0 21600 Z N"/></draw:custom-shape></text:span><text:span text:style-name="T656"><text:tab/></text:span><text:span text:style-name="T657">public</text:span><text:span text:style-name="T658"><text:s/></text:span><text:span text:style-name="T659">static</text:span><text:span text:style-name="T660"><text:s/></text:span><text:span text:style-name="T661">void</text:span><text:span text:style-name="T662"><text:s/>main(String[]<text:s/></text:span><text:span text:style-name="T663">args</text:span><text:span text:style-name="T664">)<text:s/></text:span><text:span text:style-name="T665">throws</text:span><text:span text:style-name="T666"><text:s/>InterruptedException {</text:span></text:p>
            <text:p text:style-name="P667"><text:span text:style-name="T668"><text:tab/></text:span><text:span text:style-name="T669"><text:tab/></text:span><text:span text:style-name="T670">TemperatureControl<text:s/></text:span><text:span text:style-name="T671">control</text:span><text:span text:style-name="T672"><text:s/>=<text:s/></text:span><text:span text:style-name="T673">new</text:span><text:span text:style-name="T674"><text:s/>TemperatureControl(180);</text:span></text:p>
            <text:p text:style-name="P675"><text:span text:style-name="T676"><draw:custom-shape svg:x="4.34386in" svg:y="0.16161in" svg:width="2.47431in" svg:height="0.50417in" draw:z-index="252065792" draw:id="id6" draw:style-name="a8" draw:name="Rectángulo: esquinas redondeadas 66" text:anchor-type="paragraph"><svg:title/><svg:desc/><text:p text:style-name="P677">Se arranca la simulación<text:s/>con una temperatura en la cámara de 160º. El control enciende el calentador.</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78"><draw:custom-shape svg:x="0.3924in" svg:y="0.18103in" svg:width="2.98056in" svg:height="0.31042in" draw:z-index="252063744" draw:id="id7" draw:style-name="a9" draw:name="Rectángulo 64" text:anchor-type="paragraph"><svg:title/><svg:desc/><draw:enhanced-geometry draw:type="non-primitive" svg:viewBox="0 0 21600 21600" draw:enhanced-path="M 0 0 L 21600 0 21600 21600 0 21600 Z N"/></draw:custom-shape></text:span><text:span text:style-name="T679"><text:tab/></text:span><text:span text:style-name="T680"><text:tab/></text:span></text:p>
            <text:p text:style-name="P681"><text:span text:style-name="T682"><draw:connector draw:type="line" svg:x1="4.28547in" svg:y1="0.17263in" svg:x2="3.38269in" svg:y2="0.08721in" draw:z-index="252064768" draw:id="id8" draw:style-name="a11" draw:name="Conector recto de flecha 65" text:anchor-type="paragraph"><svg:title/><svg:desc/></draw:connector></text:span><text:span text:style-name="T683"><text:tab/></text:span><text:span text:style-name="T684"><text:tab/></text:span><text:span text:style-name="T685">int</text:span><text:span text:style-name="T686"><text:s/></text:span><text:span text:style-name="T687">temperaturaCamara</text:span><text:span text:style-name="T688">=160;</text:span><text:span text:style-name="T689"><text:s/></text:span></text:p>
            <text:p text:style-name="P690"><text:span text:style-name="T691"><text:tab/></text:span><text:span text:style-name="T692"><text:tab/></text:span><text:span text:style-name="T693">control</text:span><text:span text:style-name="T694">.heaterOn();<text:s/></text:span><text:span text:style-name="T695">//Encendido del calentador</text:span></text:p>
            <text:p text:style-name="P696"><text:span text:style-name="T697"><draw:custom-shape svg:x="0.47978in" svg:y="0.10759in" svg:width="3.54306in" svg:height="0.75903in" draw:z-index="252051456" draw:id="id9" draw:style-name="a12" draw:name="Rectángulo 64" text:anchor-type="paragraph"><svg:title/><svg:desc/><draw:enhanced-geometry draw:type="non-primitive" svg:viewBox="0 0 21600 21600" draw:enhanced-path="M 0 0 L 21600 0 21600 21600 0 21600 Z N"/></draw:custom-shape></text:span><text:span text:style-name="T698"><text:tab/></text:span><text:span text:style-name="T699"><text:tab/></text:span></text:p>
            <text:p text:style-name="P700"><text:span text:style-name="T701"><draw:custom-shape svg:x="4.69416in" svg:y="0.12423in" svg:width="2.5in" svg:height="0.84375in" draw:z-index="252053504" draw:id="id10" draw:style-name="a13" draw:name="Rectángulo: esquinas redondeadas 66" text:anchor-type="paragraph"><svg:title/><svg:desc/><text:p text:style-name="P702">Se simula un aumento constante e imparable de temperatura de 3 grados cada 0,5 segundos.<text:s/>Esta temperatura se le envía al control para que tome las medidas oportun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03"><text:tab/></text:span><text:span text:style-name="T704"><text:tab/></text:span><text:span text:style-name="T705">while</text:span><text:span text:style-name="T706">(</text:span><text:span text:style-name="T707">control</text:span><text:span text:style-name="T708">.recibeTemperatura(</text:span><text:span text:style-name="T709">temperaturaCamara</text:span><text:span text:style-name="T710">)&lt;5) {</text:span></text:p>
            <text:p text:style-name="P711"><text:span text:style-name="T712"><text:tab/></text:span><text:span text:style-name="T713"><text:tab/></text:span><text:span text:style-name="T714"><text:tab/></text:span><text:span text:style-name="T715">temperaturaCamara</text:span><text:span text:style-name="T716">+=3;</text:span></text:p>
            <text:p text:style-name="P717"><text:span text:style-name="T718"><text:tab/></text:span><text:span text:style-name="T719"><text:tab/></text:span><text:span text:style-name="T720"><text:tab/></text:span><text:span text:style-name="T721">Thread.</text:span><text:span text:style-name="T722">sleep</text:span><text:span text:style-name="T723">(500);</text:span></text:p>
            <text:p text:style-name="P724"><text:span text:style-name="T725"><draw:connector draw:type="line" svg:x1="4.66304in" svg:y1="0.12765in" svg:x2="4.03318in" svg:y2="0.07904in" draw:z-index="252052480" draw:id="id11" draw:style-name="a15" draw:name="Conector recto de flecha 65" text:anchor-type="paragraph"><svg:title/><svg:desc/></draw:connector></text:span><text:span text:style-name="T726"><text:tab/></text:span><text:span text:style-name="T727"><text:tab/></text:span><text:span text:style-name="T728"><text:tab/>System.</text:span><text:span text:style-name="T729">out</text:span><text:span text:style-name="T730">.println(</text:span><text:span text:style-name="T731">temperaturaCamara</text:span><text:span text:style-name="T732">);</text:span></text:p>
            <text:p text:style-name="P733"><text:span text:style-name="T734"><text:tab/></text:span><text:span text:style-name="T735"><text:tab/></text:span><text:span text:style-name="T736">}</text:span></text:p>
            <text:p text:style-name="P737"><text:span text:style-name="T738"><text:tab/>}</text:span></text:p>
            <text:p text:style-name="P739"><text:span text:style-name="T740">}</text:span></text:p>
            <text:p text:style-name="P741"/>
          </table:table-cell>
        </table:table-row>
      </table:table>
      <text:p text:style-name="P742"/>
      <table:table table:style-name="Table743">
        <table:table-columns>
          <table:table-column table:style-name="TableColumn744"/>
        </table:table-columns>
        <table:table-row table:style-name="TableRow745">
          <table:table-cell table:style-name="TableCell746">
            <text:p text:style-name="P747"><text:span text:style-name="T748">HeaterStuckOn.java</text:span></text:p>
          </table:table-cell>
        </table:table-row>
        <table:table-row table:style-name="TableRow749">
          <table:table-cell table:style-name="TableCell750">
            <text:p text:style-name="P751"><text:span text:style-name="T752">package</text:span><text:span text:style-name="T753"><text:s/>control;</text:span></text:p>
            <text:p text:style-name="P754"/>
            <text:p text:style-name="P755"><text:span text:style-name="T756">public</text:span><text:span text:style-name="T757"><text:s/></text:span><text:span text:style-name="T758">class</text:span><text:span text:style-name="T759"><text:s/>HeaterStuckOn<text:s/></text:span><text:span text:style-name="T760">extends</text:span><text:span text:style-name="T761"><text:s/>Exception {</text:span></text:p>
            <text:p text:style-name="P762"><text:span text:style-name="T763"><text:tab/></text:span></text:p>
            <text:p text:style-name="P764"><text:span text:style-name="T765"><text:tab/></text:span><text:span text:style-name="T766">public</text:span><text:span text:style-name="T767"><text:s/>HeaterStuckOn(String<text:s/></text:span><text:span text:style-name="T768">mensage</text:span><text:span text:style-name="T769">) {</text:span></text:p>
            <text:p text:style-name="P770"><text:span text:style-name="T771"><text:tab/></text:span><text:span text:style-name="T772"><text:tab/>System.</text:span><text:span text:style-name="T773">out</text:span><text:span text:style-name="T774">.print(</text:span><text:span text:style-name="T775">mensage</text:span><text:span text:style-name="T776">);</text:span></text:p>
            <text:p text:style-name="P777"><text:span text:style-name="T778"><text:tab/></text:span><text:span text:style-name="T779">}</text:span></text:p>
            <text:p text:style-name="P780"><text:span text:style-name="T781">}</text:span></text:p>
            <text:p text:style-name="P782"/>
          </table:table-cell>
        </table:table-row>
      </table:table>
      <text:p text:style-name="P783"/>
      <table:table table:style-name="Table784">
        <table:table-columns>
          <table:table-column table:style-name="TableColumn785"/>
        </table:table-columns>
        <table:table-row table:style-name="TableRow786">
          <table:table-cell table:style-name="TableCell787">
            <text:p text:style-name="P788"><text:span text:style-name="T789">TemperatureStillRising.java</text:span></text:p>
          </table:table-cell>
        </table:table-row>
        <table:table-row table:style-name="TableRow790">
          <table:table-cell table:style-name="TableCell791">
            <text:p text:style-name="P792"><text:span text:style-name="T793">package</text:span><text:span text:style-name="T794"><text:s/>control;</text:span></text:p>
            <text:p text:style-name="P795"/>
            <text:p text:style-name="P796"><text:span text:style-name="T797">public</text:span><text:span text:style-name="T798"><text:s/></text:span><text:span text:style-name="T799">class</text:span><text:span text:style-name="T800"><text:s/>TemperatureStillRising<text:s/></text:span><text:span text:style-name="T801">extends</text:span><text:span text:style-name="T802"><text:s/>Exception {</text:span></text:p>
            <text:p text:style-name="P803"><text:span text:style-name="T804"><text:tab/></text:span></text:p>
            <text:soft-page-break/>
            <text:p text:style-name="P805"><text:span text:style-name="T806"><text:tab/></text:span><text:span text:style-name="T807">public</text:span><text:span text:style-name="T808"><text:s/>TemperatureStillRising(String<text:s/></text:span><text:span text:style-name="T809">mensage</text:span><text:span text:style-name="T810">) {</text:span></text:p>
            <text:p text:style-name="P811"><text:span text:style-name="T812"><text:tab/></text:span><text:span text:style-name="T813"><text:tab/>System.</text:span><text:span text:style-name="T814">out</text:span><text:span text:style-name="T815">.print(</text:span><text:span text:style-name="T816">mensage</text:span><text:span text:style-name="T817">);</text:span></text:p>
            <text:p text:style-name="P818"><text:span text:style-name="T819"><text:tab/></text:span><text:span text:style-name="T820">}</text:span></text:p>
            <text:p text:style-name="P821"><text:span text:style-name="T822">}</text:span></text:p>
            <text:p text:style-name="P823"/>
          </table:table-cell>
        </table:table-row>
      </table:table>
      <text:p text:style-name="P824"/>
      <table:table table:style-name="Table825">
        <table:table-columns>
          <table:table-column table:style-name="TableColumn826"/>
        </table:table-columns>
        <table:table-row table:style-name="TableRow827">
          <table:table-cell table:style-name="TableCell828">
            <text:p text:style-name="P829"><text:span text:style-name="T830">ValveStuck.java</text:span></text:p>
          </table:table-cell>
        </table:table-row>
        <table:table-row table:style-name="TableRow831">
          <table:table-cell table:style-name="TableCell832">
            <text:p text:style-name="P833"><text:span text:style-name="T834">package</text:span><text:span text:style-name="T835"><text:s/>control;</text:span></text:p>
            <text:p text:style-name="P836"/>
            <text:p text:style-name="P837"><text:span text:style-name="T838">public</text:span><text:span text:style-name="T839"><text:s/></text:span><text:span text:style-name="T840">class</text:span><text:span text:style-name="T841"><text:s/>ValveStuck<text:s/></text:span><text:span text:style-name="T842">extends</text:span><text:span text:style-name="T843"><text:s/>Exception {</text:span></text:p>
            <text:p text:style-name="P844"/>
            <text:p text:style-name="P845"><text:span text:style-name="T846"><text:tab/></text:span><text:span text:style-name="T847">public</text:span><text:span text:style-name="T848"><text:s/>ValveStuck(String<text:s/></text:span><text:span text:style-name="T849">mensage</text:span><text:span text:style-name="T850">) {</text:span></text:p>
            <text:p text:style-name="P851"><text:span text:style-name="T852"><text:tab/></text:span><text:span text:style-name="T853"><text:tab/>System.</text:span><text:span text:style-name="T854">out</text:span><text:span text:style-name="T855">.print(</text:span><text:span text:style-name="T856">mensage</text:span><text:span text:style-name="T857">);</text:span></text:p>
            <text:p text:style-name="P858"><text:span text:style-name="T859"><text:tab/></text:span><text:span text:style-name="T860">}</text:span></text:p>
            <text:p text:style-name="P861"><text:span text:style-name="T862">}</text:span></text:p>
            <text:p text:style-name="P863"/>
          </table:table-cell>
        </table:table-row>
      </table:table>
      <text:p text:style-name="P864"/>
      <text:h text:style-name="Título2" text:outline-level="2">Ejecución de<text:s/>ejemplo</text:h>
      <table:table table:style-name="Table865">
        <table:table-columns>
          <table:table-column table:style-name="TableColumn866"/>
        </table:table-columns>
        <table:table-row table:style-name="TableRow867">
          <table:table-cell table:style-name="TableCell868">
            <text:p text:style-name="P869">** Calentador camara encendido</text:p>
            <text:p text:style-name="P870"><text:s/></text:p>
            <text:p text:style-name="P871">163</text:p>
            <text:p text:style-name="P872">166</text:p>
            <text:p text:style-name="P873">169</text:p>
            <text:p text:style-name="P874">172</text:p>
            <text:p text:style-name="P875">175</text:p>
            <text:p text:style-name="P876">178</text:p>
            <text:p text:style-name="P877">181</text:p>
            <text:p text:style-name="P878">184</text:p>
            <text:p text:style-name="P879"/>
            <text:p text:style-name="P880">&lt;!&gt; Fallo en el apagado del calentador de la camara<text:s/></text:p>
            <text:p text:style-name="P881">187</text:p>
            <text:p text:style-name="P882"/>
            <text:p text:style-name="P883">&lt;!!&gt; No se logra bajar la temperatura de la camara tras el incremento del caudal del refrigerante</text:p>
            <text:p text:style-name="P884"><text:s/>190</text:p>
            <text:p text:style-name="P885"/>
            <text:p text:style-name="P886">&lt;!!!&gt; Fallo en la apertura de la valvula para la liberacion del gas</text:p>
            <text:p text:style-name="P887"><text:s/>193</text:p>
            <text:p text:style-name="P888"/>
            <text:p text:style-name="P889"><text:span text:style-name="T890">&lt;!!!!&gt; ALERTA: Han fallado todas las medidas de control de temperatura!!!.La temperatura sigue subiendo!!!</text:span></text:p>
          </table:table-cell>
        </table:table-row>
      </table:table>
      <text:p text:style-name="P891"/>
      <text:p text:style-name="Normal"/>
      <text:p text:style-name="P892"/>
      <text:p text:style-name="P893"/>
      <text:p text:style-name="P8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TimesNewRomanPSMT" svg:font-family="TimesNewRomanPSMT" style:font-family-generic="roman"/>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75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fontstyle01" style:display-name="fontstyle01" style:family="text" style:parent-style-name="Fuentedepárrafopredeter.">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11" style:display-name="fontstyle1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31" style:display-name="fontstyle31" style:family="text" style:parent-style-name="Fuentedepárrafopredeter.">
      <style:text-properties style:font-name="ArialMT" fo:font-weight="normal" style:font-weight-asian="normal" style:font-weight-complex="normal" fo:font-style="normal" style:font-style-asian="normal" style:font-style-complex="normal" fo:color="#000000" fo:font-size="11pt" style:font-size-asian="11pt" style:font-size-complex="11pt"/>
    </style:style>
    <style:style style:name="fontstyle21" style:display-name="fontstyle2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41" style:display-name="fontstyle41" style:family="text" style:parent-style-name="Fuentedepárrafopredeter.">
      <style:text-properties style:font-name="SymbolMT" fo:font-weight="normal" style:font-weight-asian="normal" style:font-weight-complex="normal" fo:font-style="normal" style:font-style-asian="normal" style:font-style-complex="normal" fo:color="#C0504D" fo:font-size="11pt" style:font-size-asian="11pt" style:font-size-complex="11pt"/>
    </style:style>
    <style:style style:name="fontstyle51" style:display-name="fontstyle51" style:family="text" style:parent-style-name="Fuentedepárrafopredeter.">
      <style:text-properties style:font-name="Arial-ItalicMT" fo:font-weight="normal" style:font-weight-asian="normal" style:font-weight-complex="normal" fo:font-style="italic" style:font-style-asian="italic" style:font-style-complex="italic" fo:color="#C0504D" fo:font-size="11pt" style:font-size-asian="11pt" style:font-size-complex="11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UNED_Normal" style:display-name="UNED_Normal" style:family="paragraph" style:parent-style-name="Normal">
      <style:paragraph-properties fo:widows="2" fo:orphans="2" fo:text-align="justify" style:vertical-align="auto" fo:margin-bottom="0.1111in" fo:line-height="105%"/>
      <style:text-properties style:font-name="TimesNewRomanPSMT" style:font-name-asian="Calibri" style:font-name-complex="Times New Roman" style:letter-kerning="false" style:font-size-complex="11pt" style:language-asian="en" style:country-asian="US" style:language-complex="ar" style:country-complex="SA" fo:hyphenate="true"/>
    </style:style>
    <style:style style:name="UNED_NormalCar" style:display-name="UNED_Normal Car" style:family="text" style:parent-style-name="Fuentedepárrafopredeter.">
      <style:text-properties style:font-name="TimesNewRomanPSMT" style:font-name-asian="Calibri" style:font-name-complex="Times New Roman" style:letter-kerning="false" style:font-size-complex="11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color="#4472C4"/>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fo:color="#000000" fo:font-size="9pt" style:font-size-asian="9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1" svg:viewBox="0 0 20 30" svg:d="m10 0-10 30h20z"/>
    <draw:marker draw:name="a10" svg:viewBox="0 0 20 30" svg:d="m10 0-10 30h20z"/>
    <draw:marker draw:name="a5" svg:viewBox="0 0 20 30" svg:d="m10 0-10 30h20z"/>
    <draw:marker draw:name="a14" svg:viewBox="0 0 20 30" svg:d="m10 0-10 30h20z"/>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7in" fo:page-height="11.694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meta:initial-creator>
    <dc:creator>Periscal Porteiro, Juan</dc:creator>
    <meta:creation-date>2020-01-14T20:01:00Z</meta:creation-date>
    <dc:date>2020-05-11T15:10:00Z</dc:date>
    <meta:template xlink:href="Normal.dotm" xlink:type="simple"/>
    <meta:editing-cycles>41</meta:editing-cycles>
    <meta:editing-duration>PT41220S</meta:editing-duration>
    <meta:document-statistic meta:page-count="6" meta:paragraph-count="14" meta:word-count="1132" meta:character-count="7346" meta:row-count="51" meta:non-whitespace-character-count="6228"/>
  </office:meta>
</office:document-meta>
</file>